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office:value-type="string">
            <text:p>Density (kg/m3)</text:p>
          </table:table-cell>
          <table:table-cell office:value-type="string">
            <text:p>Volume (m3/kg)</text:p>
          </table:table-cell>
          <table:table-cell office:value-type="string">
            <text:p>Internal Energy (kJ/kg)</text:p>
          </table:table-cell>
          <table:table-cell office:value-type="string">
            <text:p>Enthalpy (kJ/kg)</text:p>
          </table:table-cell>
          <table:table-cell office:value-type="string">
            <text:p>Entropy (J/g*K)</text:p>
          </table:table-cell>
          <table:table-cell office:value-type="string">
            <text:p>Cv (J/g*K)</text:p>
          </table:table-cell>
          <table:table-cell office:value-type="string">
            <text:p>Cp (J/g*K)</text:p>
          </table:table-cell>
          <table:table-cell office:value-type="string">
            <text:p>Sound Spd. (m/s)</text:p>
          </table:table-cell>
          <table:table-cell office:value-type="string">
            <text:p>Joule-Thomson (K/MPa)</text:p>
          </table:table-cell>
          <table:table-cell office:value-type="string">
            <text:p>Viscosity (uPa*s)</text:p>
          </table:table-cell>
          <table:table-cell office:value-type="string">
            <text:p>Therm. Cond. (W/m*K)</text:p>
          </table:table-cell>
          <table:table-cell office:value-type="string">
            <text:p>Phase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nfinite</text:p>
          </table:table-cell>
          <table:table-cell office:value-type="float" office:value="2996.51937594">
            <text:p>2996.51937594</text:p>
          </table:table-cell>
          <table:table-cell office:value-type="float" office:value="3314.96683044">
            <text:p>3314.96683044</text:p>
          </table:table-cell>
          <table:table-cell office:value-type="float" office:value="27.9827703764">
            <text:p>27.9827703764</text:p>
          </table:table-cell>
          <table:table-cell office:value-type="float" office:value="1.61315132837">
            <text:p>1.61315132837</text:p>
          </table:table-cell>
          <table:table-cell office:value-type="float" office:value="2.07466937837">
            <text:p>2.07466937837</text:p>
          </table:table-cell>
          <table:table-cell office:value-type="float" office:value="639.964353701">
            <text:p>639.964353701</text:p>
          </table:table-cell>
          <table:table-cell office:value-type="string">
            <text:p>undefined</text:p>
          </table:table-cell>
          <table:table-cell office:value-type="float" office:value="25.152016667">
            <text:p>25.152016667</text:p>
          </table:table-cell>
          <table:table-cell office:value-type="float" office:value="0.0566765736001">
            <text:p>0.0566765736001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">
            <text:p>10</text:p>
          </table:table-cell>
          <table:table-cell office:value-type="float" office:value="36.2154787563">
            <text:p>36.2154787563</text:p>
          </table:table-cell>
          <table:table-cell office:value-type="float" office:value="0.0276125025636">
            <text:p>0.0276125025636</text:p>
          </table:table-cell>
          <table:table-cell office:value-type="float" office:value="2872.14872549">
            <text:p>2872.14872549</text:p>
          </table:table-cell>
          <table:table-cell office:value-type="float" office:value="3148.27375113">
            <text:p>3148.27375113</text:p>
          </table:table-cell>
          <table:table-cell office:value-type="float" office:value="6.28866527239">
            <text:p>6.28866527239</text:p>
          </table:table-cell>
          <table:table-cell office:value-type="float" office:value="1.95747294287">
            <text:p>1.95747294287</text:p>
          </table:table-cell>
          <table:table-cell office:value-type="float" office:value="2.94499792712">
            <text:p>2.94499792712</text:p>
          </table:table-cell>
          <table:table-cell office:value-type="float" office:value="594.971880589">
            <text:p>594.971880589</text:p>
          </table:table-cell>
          <table:table-cell office:value-type="float" office:value="6.57969302919">
            <text:p>6.57969302919</text:p>
          </table:table-cell>
          <table:table-cell office:value-type="float" office:value="25.2530820812">
            <text:p>25.2530820812</text:p>
          </table:table-cell>
          <table:table-cell office:value-type="float" office:value="0.0686936485988">
            <text:p>0.0686936485988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0">
            <text:p>20</text:p>
          </table:table-cell>
          <table:table-cell office:value-type="float" office:value="90.7386967873">
            <text:p>90.7386967873</text:p>
          </table:table-cell>
          <table:table-cell office:value-type="float" office:value="0.0110206564058">
            <text:p>0.0110206564058</text:p>
          </table:table-cell>
          <table:table-cell office:value-type="float" office:value="2692.31770948">
            <text:p>2692.31770948</text:p>
          </table:table-cell>
          <table:table-cell office:value-type="float" office:value="2912.73083759">
            <text:p>2912.73083759</text:p>
          </table:table-cell>
          <table:table-cell office:value-type="float" office:value="5.6932849712">
            <text:p>5.6932849712</text:p>
          </table:table-cell>
          <table:table-cell office:value-type="float" office:value="2.49350810555">
            <text:p>2.49350810555</text:p>
          </table:table-cell>
          <table:table-cell office:value-type="float" office:value="5.14320612224">
            <text:p>5.14320612224</text:p>
          </table:table-cell>
          <table:table-cell office:value-type="float" office:value="534.315332731">
            <text:p>534.315332731</text:p>
          </table:table-cell>
          <table:table-cell office:value-type="float" office:value="5.64495776194">
            <text:p>5.64495776194</text:p>
          </table:table-cell>
          <table:table-cell office:value-type="float" office:value="26.5583345928">
            <text:p>26.5583345928</text:p>
          </table:table-cell>
          <table:table-cell office:value-type="float" office:value="0.097514679023">
            <text:p>0.097514679023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0">
            <text:p>30</text:p>
          </table:table-cell>
          <table:table-cell office:value-type="float" office:value="214.821075673">
            <text:p>214.821075673</text:p>
          </table:table-cell>
          <table:table-cell office:value-type="float" office:value="0.004655036741">
            <text:p>0.004655036741</text:p>
          </table:table-cell>
          <table:table-cell office:value-type="float" office:value="2370.66901739">
            <text:p>2370.66901739</text:p>
          </table:table-cell>
          <table:table-cell office:value-type="float" office:value="2510.32011962">
            <text:p>2510.32011962</text:p>
          </table:table-cell>
          <table:table-cell office:value-type="float" office:value="5.00103618466">
            <text:p>5.00103618466</text:p>
          </table:table-cell>
          <table:table-cell office:value-type="float" office:value="3.16745411211">
            <text:p>3.16745411211</text:p>
          </table:table-cell>
          <table:table-cell office:value-type="float" office:value="14.3675698776">
            <text:p>14.3675698776</text:p>
          </table:table-cell>
          <table:table-cell office:value-type="float" office:value="453.296792491">
            <text:p>453.296792491</text:p>
          </table:table-cell>
          <table:table-cell office:value-type="float" office:value="3.907845879">
            <text:p>3.907845879</text:p>
          </table:table-cell>
          <table:table-cell office:value-type="float" office:value="33.1448870775">
            <text:p>33.1448870775</text:p>
          </table:table-cell>
          <table:table-cell office:value-type="float" office:value="0.204194470245">
            <text:p>0.204194470245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0">
            <text:p>30</text:p>
          </table:table-cell>
          <table:table-cell office:value-type="float" office:value="214.821075673">
            <text:p>214.821075673</text:p>
          </table:table-cell>
          <table:table-cell office:value-type="float" office:value="0.004655036741">
            <text:p>0.004655036741</text:p>
          </table:table-cell>
          <table:table-cell office:value-type="float" office:value="2370.66901739">
            <text:p>2370.66901739</text:p>
          </table:table-cell>
          <table:table-cell office:value-type="float" office:value="2510.32011962">
            <text:p>2510.32011962</text:p>
          </table:table-cell>
          <table:table-cell office:value-type="float" office:value="5.00103618466">
            <text:p>5.00103618466</text:p>
          </table:table-cell>
          <table:table-cell office:value-type="float" office:value="3.16745411211">
            <text:p>3.16745411211</text:p>
          </table:table-cell>
          <table:table-cell office:value-type="float" office:value="14.3675698776">
            <text:p>14.3675698776</text:p>
          </table:table-cell>
          <table:table-cell office:value-type="float" office:value="453.296792491">
            <text:p>453.296792491</text:p>
          </table:table-cell>
          <table:table-cell office:value-type="float" office:value="3.907845879">
            <text:p>3.907845879</text:p>
          </table:table-cell>
          <table:table-cell office:value-type="float" office:value="33.1448870775">
            <text:p>33.1448870775</text:p>
          </table:table-cell>
          <table:table-cell office:value-type="float" office:value="0.204194470245">
            <text:p>0.20419447024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0">
            <text:p>30</text:p>
          </table:table-cell>
          <table:table-cell office:value-type="float" office:value="214.821075673">
            <text:p>214.821075673</text:p>
          </table:table-cell>
          <table:table-cell office:value-type="float" office:value="0.004655036741">
            <text:p>0.004655036741</text:p>
          </table:table-cell>
          <table:table-cell office:value-type="float" office:value="2370.66901739">
            <text:p>2370.66901739</text:p>
          </table:table-cell>
          <table:table-cell office:value-type="float" office:value="2510.32011962">
            <text:p>2510.32011962</text:p>
          </table:table-cell>
          <table:table-cell office:value-type="float" office:value="5.00103618466">
            <text:p>5.00103618466</text:p>
          </table:table-cell>
          <table:table-cell office:value-type="float" office:value="3.16745411211">
            <text:p>3.16745411211</text:p>
          </table:table-cell>
          <table:table-cell office:value-type="float" office:value="14.3675698776">
            <text:p>14.3675698776</text:p>
          </table:table-cell>
          <table:table-cell office:value-type="float" office:value="453.296792491">
            <text:p>453.296792491</text:p>
          </table:table-cell>
          <table:table-cell office:value-type="float" office:value="3.907845879">
            <text:p>3.907845879</text:p>
          </table:table-cell>
          <table:table-cell office:value-type="float" office:value="33.1448870775">
            <text:p>33.1448870775</text:p>
          </table:table-cell>
          <table:table-cell office:value-type="float" office:value="0.204194470245">
            <text:p>0.20419447024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0">
            <text:p>40</text:p>
          </table:table-cell>
          <table:table-cell office:value-type="float" office:value="441.631765143">
            <text:p>441.631765143</text:p>
          </table:table-cell>
          <table:table-cell office:value-type="float" office:value="0.00226432987599">
            <text:p>0.00226432987599</text:p>
          </table:table-cell>
          <table:table-cell office:value-type="float" office:value="2008.8092455">
            <text:p>2008.8092455</text:p>
          </table:table-cell>
          <table:table-cell office:value-type="float" office:value="2099.38244054">
            <text:p>2099.38244054</text:p>
          </table:table-cell>
          <table:table-cell office:value-type="float" office:value="4.36087090892">
            <text:p>4.36087090892</text:p>
          </table:table-cell>
          <table:table-cell office:value-type="float" office:value="3.02117689553">
            <text:p>3.02117689553</text:p>
          </table:table-cell>
          <table:table-cell office:value-type="float" office:value="11.4405384715">
            <text:p>11.4405384715</text:p>
          </table:table-cell>
          <table:table-cell office:value-type="float" office:value="539.885737273">
            <text:p>539.885737273</text:p>
          </table:table-cell>
          <table:table-cell office:value-type="float" office:value="1.52153276345">
            <text:p>1.52153276345</text:p>
          </table:table-cell>
          <table:table-cell office:value-type="float" office:value="52.9567583093">
            <text:p>52.9567583093</text:p>
          </table:table-cell>
          <table:table-cell office:value-type="float" office:value="0.35730907447">
            <text:p>0.3573090744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float" office:value="525.893176779">
            <text:p>525.893176779</text:p>
          </table:table-cell>
          <table:table-cell office:value-type="float" office:value="0.00190152685784">
            <text:p>0.00190152685784</text:p>
          </table:table-cell>
          <table:table-cell office:value-type="float" office:value="1900.91752102">
            <text:p>1900.91752102</text:p>
          </table:table-cell>
          <table:table-cell office:value-type="float" office:value="1995.99386392">
            <text:p>1995.99386392</text:p>
          </table:table-cell>
          <table:table-cell office:value-type="float" office:value="4.18134649668">
            <text:p>4.18134649668</text:p>
          </table:table-cell>
          <table:table-cell office:value-type="float" office:value="2.88020971207">
            <text:p>2.88020971207</text:p>
          </table:table-cell>
          <table:table-cell office:value-type="float" office:value="7.68978779339">
            <text:p>7.68978779339</text:p>
          </table:table-cell>
          <table:table-cell office:value-type="float" office:value="679.915637266">
            <text:p>679.915637266</text:p>
          </table:table-cell>
          <table:table-cell office:value-type="float" office:value="0.835291123409">
            <text:p>0.835291123409</text:p>
          </table:table-cell>
          <table:table-cell office:value-type="float" office:value="62.2516512398">
            <text:p>62.2516512398</text:p>
          </table:table-cell>
          <table:table-cell office:value-type="float" office:value="0.41300891427">
            <text:p>0.4130089142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0">
            <text:p>60</text:p>
          </table:table-cell>
          <table:table-cell office:value-type="float" office:value="571.906280073">
            <text:p>571.906280073</text:p>
          </table:table-cell>
          <table:table-cell office:value-type="float" office:value="0.00174853823929">
            <text:p>0.00174853823929</text:p>
          </table:table-cell>
          <table:table-cell office:value-type="float" office:value="1843.173786">
            <text:p>1843.173786</text:p>
          </table:table-cell>
          <table:table-cell office:value-type="float" office:value="1948.08608035">
            <text:p>1948.08608035</text:p>
          </table:table-cell>
          <table:table-cell office:value-type="float" office:value="4.08557636481">
            <text:p>4.08557636481</text:p>
          </table:table-cell>
          <table:table-cell office:value-type="float" office:value="2.82880853011">
            <text:p>2.82880853011</text:p>
          </table:table-cell>
          <table:table-cell office:value-type="float" office:value="6.46684628721">
            <text:p>6.46684628721</text:p>
          </table:table-cell>
          <table:table-cell office:value-type="float" office:value="782.408890049">
            <text:p>782.408890049</text:p>
          </table:table-cell>
          <table:table-cell office:value-type="float" office:value="0.557464628797">
            <text:p>0.557464628797</text:p>
          </table:table-cell>
          <table:table-cell office:value-type="float" office:value="67.908572201">
            <text:p>67.908572201</text:p>
          </table:table-cell>
          <table:table-cell office:value-type="float" office:value="0.446326267807">
            <text:p>0.44632626780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0">
            <text:p>70</text:p>
          </table:table-cell>
          <table:table-cell office:value-type="float" office:value="604.051490273">
            <text:p>604.051490273</text:p>
          </table:table-cell>
          <table:table-cell office:value-type="float" office:value="0.00165548801071">
            <text:p>0.00165548801071</text:p>
          </table:table-cell>
          <table:table-cell office:value-type="float" office:value="1803.08295834">
            <text:p>1803.08295834</text:p>
          </table:table-cell>
          <table:table-cell office:value-type="float" office:value="1918.96711909">
            <text:p>1918.96711909</text:p>
          </table:table-cell>
          <table:table-cell office:value-type="float" office:value="4.01875294472">
            <text:p>4.01875294472</text:p>
          </table:table-cell>
          <table:table-cell office:value-type="float" office:value="2.80175034998">
            <text:p>2.80175034998</text:p>
          </table:table-cell>
          <table:table-cell office:value-type="float" office:value="5.84788815505">
            <text:p>5.84788815505</text:p>
          </table:table-cell>
          <table:table-cell office:value-type="float" office:value="864.385498226">
            <text:p>864.385498226</text:p>
          </table:table-cell>
          <table:table-cell office:value-type="float" office:value="0.402876058636">
            <text:p>0.402876058636</text:p>
          </table:table-cell>
          <table:table-cell office:value-type="float" office:value="72.1585436543">
            <text:p>72.1585436543</text:p>
          </table:table-cell>
          <table:table-cell office:value-type="float" office:value="0.470903024793">
            <text:p>0.47090302479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0">
            <text:p>80</text:p>
          </table:table-cell>
          <table:table-cell office:value-type="float" office:value="629.0709492">
            <text:p>629.0709492</text:p>
          </table:table-cell>
          <table:table-cell office:value-type="float" office:value="0.00158964581224">
            <text:p>0.00158964581224</text:p>
          </table:table-cell>
          <table:table-cell office:value-type="float" office:value="1772.02338167">
            <text:p>1772.02338167</text:p>
          </table:table-cell>
          <table:table-cell office:value-type="float" office:value="1899.19504665">
            <text:p>1899.19504665</text:p>
          </table:table-cell>
          <table:table-cell office:value-type="float" office:value="3.96660582996">
            <text:p>3.96660582996</text:p>
          </table:table-cell>
          <table:table-cell office:value-type="float" office:value="2.7854831647">
            <text:p>2.7854831647</text:p>
          </table:table-cell>
          <table:table-cell office:value-type="float" office:value="5.46727675933">
            <text:p>5.46727675933</text:p>
          </table:table-cell>
          <table:table-cell office:value-type="float" office:value="933.348061902">
            <text:p>933.348061902</text:p>
          </table:table-cell>
          <table:table-cell office:value-type="float" office:value="0.302931432018">
            <text:p>0.302931432018</text:p>
          </table:table-cell>
          <table:table-cell office:value-type="float" office:value="75.653417638">
            <text:p>75.653417638</text:p>
          </table:table-cell>
          <table:table-cell office:value-type="float" office:value="0.491075444227">
            <text:p>0.49107544422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0">
            <text:p>90</text:p>
          </table:table-cell>
          <table:table-cell office:value-type="float" office:value="649.728378811">
            <text:p>649.728378811</text:p>
          </table:table-cell>
          <table:table-cell office:value-type="float" office:value="0.00153910469761">
            <text:p>0.00153910469761</text:p>
          </table:table-cell>
          <table:table-cell office:value-type="float" office:value="1746.50079574">
            <text:p>1746.50079574</text:p>
          </table:table-cell>
          <table:table-cell office:value-type="float" office:value="1885.02021853">
            <text:p>1885.02021853</text:p>
          </table:table-cell>
          <table:table-cell office:value-type="float" office:value="3.92340481467">
            <text:p>3.92340481467</text:p>
          </table:table-cell>
          <table:table-cell office:value-type="float" office:value="2.77512277321">
            <text:p>2.77512277321</text:p>
          </table:table-cell>
          <table:table-cell office:value-type="float" office:value="5.20483458051">
            <text:p>5.20483458051</text:p>
          </table:table-cell>
          <table:table-cell office:value-type="float" office:value="993.376097074">
            <text:p>993.376097074</text:p>
          </table:table-cell>
          <table:table-cell office:value-type="float" office:value="0.232144825803">
            <text:p>0.232144825803</text:p>
          </table:table-cell>
          <table:table-cell office:value-type="float" office:value="78.6679264364">
            <text:p>78.6679264364</text:p>
          </table:table-cell>
          <table:table-cell office:value-type="float" office:value="0.508615839857">
            <text:p>0.50861583985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0">
            <text:p>100</text:p>
          </table:table-cell>
          <table:table-cell office:value-type="float" office:value="667.423719829">
            <text:p>667.423719829</text:p>
          </table:table-cell>
          <table:table-cell office:value-type="float" office:value="0.0014982985625">
            <text:p>0.0014982985625</text:p>
          </table:table-cell>
          <table:table-cell office:value-type="float" office:value="1724.75155463">
            <text:p>1724.75155463</text:p>
          </table:table-cell>
          <table:table-cell office:value-type="float" office:value="1874.58141088">
            <text:p>1874.58141088</text:p>
          </table:table-cell>
          <table:table-cell office:value-type="float" office:value="3.88627550724">
            <text:p>3.88627550724</text:p>
          </table:table-cell>
          <table:table-cell office:value-type="float" office:value="2.7683631263">
            <text:p>2.7683631263</text:p>
          </table:table-cell>
          <table:table-cell office:value-type="float" office:value="5.01039648667">
            <text:p>5.01039648667</text:p>
          </table:table-cell>
          <table:table-cell office:value-type="float" office:value="1046.8492141">
            <text:p>1046.8492141</text:p>
          </table:table-cell>
          <table:table-cell office:value-type="float" office:value="0.17894484106">
            <text:p>0.17894484106</text:p>
          </table:table-cell>
          <table:table-cell office:value-type="float" office:value="81.3438344938">
            <text:p>81.3438344938</text:p>
          </table:table-cell>
          <table:table-cell office:value-type="float" office:value="0.524381128172">
            <text:p>0.52438112817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10">
            <text:p>110</text:p>
          </table:table-cell>
          <table:table-cell office:value-type="float" office:value="682.966920358">
            <text:p>682.966920358</text:p>
          </table:table-cell>
          <table:table-cell office:value-type="float" office:value="0.00146419975872">
            <text:p>0.00146419975872</text:p>
          </table:table-cell>
          <table:table-cell office:value-type="float" office:value="1705.75537772">
            <text:p>1705.75537772</text:p>
          </table:table-cell>
          <table:table-cell office:value-type="float" office:value="1866.81735118">
            <text:p>1866.81735118</text:p>
          </table:table-cell>
          <table:table-cell office:value-type="float" office:value="3.85356268314">
            <text:p>3.85356268314</text:p>
          </table:table-cell>
          <table:table-cell office:value-type="float" office:value="2.76394350596">
            <text:p>2.76394350596</text:p>
          </table:table-cell>
          <table:table-cell office:value-type="float" office:value="4.85916522303">
            <text:p>4.85916522303</text:p>
          </table:table-cell>
          <table:table-cell office:value-type="float" office:value="1095.28679943">
            <text:p>1095.28679943</text:p>
          </table:table-cell>
          <table:table-cell office:value-type="float" office:value="0.13727052673">
            <text:p>0.13727052673</text:p>
          </table:table-cell>
          <table:table-cell office:value-type="float" office:value="83.7644089799">
            <text:p>83.7644089799</text:p>
          </table:table-cell>
          <table:table-cell office:value-type="float" office:value="0.538834788473">
            <text:p>0.53883478847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20">
            <text:p>120</text:p>
          </table:table-cell>
          <table:table-cell office:value-type="float" office:value="696.870207322">
            <text:p>696.870207322</text:p>
          </table:table-cell>
          <table:table-cell office:value-type="float" office:value="0.00143498744744">
            <text:p>0.00143498744744</text:p>
          </table:table-cell>
          <table:table-cell office:value-type="float" office:value="1688.86582619">
            <text:p>1688.86582619</text:p>
          </table:table-cell>
          <table:table-cell office:value-type="float" office:value="1861.06431988">
            <text:p>1861.06431988</text:p>
          </table:table-cell>
          <table:table-cell office:value-type="float" office:value="3.82422144019">
            <text:p>3.82422144019</text:p>
          </table:table-cell>
          <table:table-cell office:value-type="float" office:value="2.76111229134">
            <text:p>2.76111229134</text:p>
          </table:table-cell>
          <table:table-cell office:value-type="float" office:value="4.7373463121">
            <text:p>4.7373463121</text:p>
          </table:table-cell>
          <table:table-cell office:value-type="float" office:value="1139.72593987">
            <text:p>1139.72593987</text:p>
          </table:table-cell>
          <table:table-cell office:value-type="float" office:value="0.103610337733">
            <text:p>0.103610337733</text:p>
          </table:table-cell>
          <table:table-cell office:value-type="float" office:value="85.9830029278">
            <text:p>85.9830029278</text:p>
          </table:table-cell>
          <table:table-cell office:value-type="float" office:value="0.552253592656">
            <text:p>0.55225359265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30">
            <text:p>130</text:p>
          </table:table-cell>
          <table:table-cell office:value-type="float" office:value="709.478868476">
            <text:p>709.478868476</text:p>
          </table:table-cell>
          <table:table-cell office:value-type="float" office:value="0.00140948524957">
            <text:p>0.00140948524957</text:p>
          </table:table-cell>
          <table:table-cell office:value-type="float" office:value="1673.64589147">
            <text:p>1673.64589147</text:p>
          </table:table-cell>
          <table:table-cell office:value-type="float" office:value="1856.87897391">
            <text:p>1856.87897391</text:p>
          </table:table-cell>
          <table:table-cell office:value-type="float" office:value="3.79754753358">
            <text:p>3.79754753358</text:p>
          </table:table-cell>
          <table:table-cell office:value-type="float" office:value="2.75939480233">
            <text:p>2.75939480233</text:p>
          </table:table-cell>
          <table:table-cell office:value-type="float" office:value="4.63659174147">
            <text:p>4.63659174147</text:p>
          </table:table-cell>
          <table:table-cell office:value-type="float" office:value="1180.90761852">
            <text:p>1180.90761852</text:p>
          </table:table-cell>
          <table:table-cell office:value-type="float" office:value="0.0757757721718">
            <text:p>0.0757757721718</text:p>
          </table:table-cell>
          <table:table-cell office:value-type="float" office:value="88.0360043036">
            <text:p>88.0360043036</text:p>
          </table:table-cell>
          <table:table-cell office:value-type="float" office:value="0.564819952877">
            <text:p>0.56481995287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40">
            <text:p>140</text:p>
          </table:table-cell>
          <table:table-cell office:value-type="float" office:value="721.037163817">
            <text:p>721.037163817</text:p>
          </table:table-cell>
          <table:table-cell office:value-type="float" office:value="0.00138689106496">
            <text:p>0.00138689106496</text:p>
          </table:table-cell>
          <table:table-cell office:value-type="float" office:value="1659.78540689">
            <text:p>1659.78540689</text:p>
          </table:table-cell>
          <table:table-cell office:value-type="float" office:value="1853.95015599">
            <text:p>1853.95015599</text:p>
          </table:table-cell>
          <table:table-cell office:value-type="float" office:value="3.77304240067">
            <text:p>3.77304240067</text:p>
          </table:table-cell>
          <table:table-cell office:value-type="float" office:value="2.75847832325">
            <text:p>2.75847832325</text:p>
          </table:table-cell>
          <table:table-cell office:value-type="float" office:value="4.55152270318">
            <text:p>4.55152270318</text:p>
          </table:table-cell>
          <table:table-cell office:value-type="float" office:value="1219.37923936">
            <text:p>1219.37923936</text:p>
          </table:table-cell>
          <table:table-cell office:value-type="float" office:value="0.0523254895984">
            <text:p>0.0523254895984</text:p>
          </table:table-cell>
          <table:table-cell office:value-type="float" office:value="89.9494344968">
            <text:p>89.9494344968</text:p>
          </table:table-cell>
          <table:table-cell office:value-type="float" office:value="0.576666021406">
            <text:p>0.57666602140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50">
            <text:p>150</text:p>
          </table:table-cell>
          <table:table-cell office:value-type="float" office:value="731.724555213">
            <text:p>731.724555213</text:p>
          </table:table-cell>
          <table:table-cell office:value-type="float" office:value="0.00136663447041">
            <text:p>0.00136663447041</text:p>
          </table:table-cell>
          <table:table-cell office:value-type="float" office:value="1647.05571357">
            <text:p>1647.05571357</text:p>
          </table:table-cell>
          <table:table-cell office:value-type="float" office:value="1852.05088414">
            <text:p>1852.05088414</text:p>
          </table:table-cell>
          <table:table-cell office:value-type="float" office:value="3.750339292">
            <text:p>3.750339292</text:p>
          </table:table-cell>
          <table:table-cell office:value-type="float" office:value="2.75814989725">
            <text:p>2.75814989725</text:p>
          </table:table-cell>
          <table:table-cell office:value-type="float" office:value="4.47850079533">
            <text:p>4.47850079533</text:p>
          </table:table-cell>
          <table:table-cell office:value-type="float" office:value="1255.55605692">
            <text:p>1255.55605692</text:p>
          </table:table-cell>
          <table:table-cell office:value-type="float" office:value="0.0322680670017">
            <text:p>0.0322680670017</text:p>
          </table:table-cell>
          <table:table-cell office:value-type="float" office:value="91.7426110596">
            <text:p>91.7426110596</text:p>
          </table:table-cell>
          <table:table-cell office:value-type="float" office:value="0.587895626795">
            <text:p>0.58789562679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60">
            <text:p>160</text:p>
          </table:table-cell>
          <table:table-cell office:value-type="float" office:value="741.676986232">
            <text:p>741.676986232</text:p>
          </table:table-cell>
          <table:table-cell office:value-type="float" office:value="0.00134829584652">
            <text:p>0.00134829584652</text:p>
          </table:table-cell>
          <table:table-cell office:value-type="float" office:value="1635.28303093">
            <text:p>1635.28303093</text:p>
          </table:table-cell>
          <table:table-cell office:value-type="float" office:value="1851.01036638">
            <text:p>1851.01036638</text:p>
          </table:table-cell>
          <table:table-cell office:value-type="float" office:value="3.72915999325">
            <text:p>3.72915999325</text:p>
          </table:table-cell>
          <table:table-cell office:value-type="float" office:value="2.75826050434">
            <text:p>2.75826050434</text:p>
          </table:table-cell>
          <table:table-cell office:value-type="float" office:value="4.41496705861">
            <text:p>4.41496705861</text:p>
          </table:table-cell>
          <table:table-cell office:value-type="float" office:value="1289.76017554">
            <text:p>1289.76017554</text:p>
          </table:table-cell>
          <table:table-cell office:value-type="float" office:value="0.0148970789576">
            <text:p>0.0148970789576</text:p>
          </table:table-cell>
          <table:table-cell office:value-type="float" office:value="93.430317348">
            <text:p>93.430317348</text:p>
          </table:table-cell>
          <table:table-cell office:value-type="float" office:value="0.598595489911">
            <text:p>0.59859548991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70">
            <text:p>170</text:p>
          </table:table-cell>
          <table:table-cell office:value-type="float" office:value="751.000057216">
            <text:p>751.000057216</text:p>
          </table:table-cell>
          <table:table-cell office:value-type="float" office:value="0.00133155782132">
            <text:p>0.00133155782132</text:p>
          </table:table-cell>
          <table:table-cell office:value-type="float" office:value="1624.33195106">
            <text:p>1624.33195106</text:p>
          </table:table-cell>
          <table:table-cell office:value-type="float" office:value="1850.69678069">
            <text:p>1850.69678069</text:p>
          </table:table-cell>
          <table:table-cell office:value-type="float" office:value="3.7092880632">
            <text:p>3.7092880632</text:p>
          </table:table-cell>
          <table:table-cell office:value-type="float" office:value="2.75870343881">
            <text:p>2.75870343881</text:p>
          </table:table-cell>
          <table:table-cell office:value-type="float" office:value="4.35906318907">
            <text:p>4.35906318907</text:p>
          </table:table-cell>
          <table:table-cell office:value-type="float" office:value="1322.24633615">
            <text:p>1322.24633615</text:p>
          </table:table-cell>
          <table:table-cell office:value-type="float" office:value="-0.000305771577657">
            <text:p>-0.000305771577657</text:p>
          </table:table-cell>
          <table:table-cell office:value-type="float" office:value="95.0241555164">
            <text:p>95.0241555164</text:p>
          </table:table-cell>
          <table:table-cell office:value-type="float" office:value="0.60884108971">
            <text:p>0.6088410897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80">
            <text:p>180</text:p>
          </table:table-cell>
          <table:table-cell office:value-type="float" office:value="759.777541737">
            <text:p>759.777541737</text:p>
          </table:table-cell>
          <table:table-cell office:value-type="float" office:value="0.00131617472887">
            <text:p>0.00131617472887</text:p>
          </table:table-cell>
          <table:table-cell office:value-type="float" office:value="1614.0947499">
            <text:p>1614.0947499</text:p>
          </table:table-cell>
          <table:table-cell office:value-type="float" office:value="1851.0062011">
            <text:p>1851.0062011</text:p>
          </table:table-cell>
          <table:table-cell office:value-type="float" office:value="3.69055154038">
            <text:p>3.69055154038</text:p>
          </table:table-cell>
          <table:table-cell office:value-type="float" office:value="2.75940076088">
            <text:p>2.75940076088</text:p>
          </table:table-cell>
          <table:table-cell office:value-type="float" office:value="4.30940307947">
            <text:p>4.30940307947</text:p>
          </table:table-cell>
          <table:table-cell office:value-type="float" office:value="1353.2194981">
            <text:p>1353.2194981</text:p>
          </table:table-cell>
          <table:table-cell office:value-type="float" office:value="-0.013730253271">
            <text:p>-0.013730253271</text:p>
          </table:table-cell>
          <table:table-cell office:value-type="float" office:value="96.5334264441">
            <text:p>96.5334264441</text:p>
          </table:table-cell>
          <table:table-cell office:value-type="float" office:value="0.618699811724">
            <text:p>0.61869981172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90">
            <text:p>190</text:p>
          </table:table-cell>
          <table:table-cell office:value-type="float" office:value="768.077093743">
            <text:p>768.077093743</text:p>
          </table:table-cell>
          <table:table-cell office:value-type="float" office:value="0.0013019526401">
            <text:p>0.0013019526401</text:p>
          </table:table-cell>
          <table:table-cell office:value-type="float" office:value="1604.48420802">
            <text:p>1604.48420802</text:p>
          </table:table-cell>
          <table:table-cell office:value-type="float" office:value="1851.85520964">
            <text:p>1851.85520964</text:p>
          </table:table-cell>
          <table:table-cell office:value-type="float" office:value="3.67281135097">
            <text:p>3.67281135097</text:p>
          </table:table-cell>
          <table:table-cell office:value-type="float" office:value="2.76029454208">
            <text:p>2.76029454208</text:p>
          </table:table-cell>
          <table:table-cell office:value-type="float" office:value="4.26492907675">
            <text:p>4.26492907675</text:p>
          </table:table-cell>
          <table:table-cell office:value-type="float" office:value="1382.84712688">
            <text:p>1382.84712688</text:p>
          </table:table-cell>
          <table:table-cell office:value-type="float" office:value="-0.0256757241917">
            <text:p>-0.0256757241917</text:p>
          </table:table-cell>
          <table:table-cell office:value-type="float" office:value="97.9657224825">
            <text:p>97.9657224825</text:p>
          </table:table-cell>
          <table:table-cell office:value-type="float" office:value="0.628232706531">
            <text:p>0.62823270653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00">
            <text:p>200</text:p>
          </table:table-cell>
          <table:table-cell office:value-type="float" office:value="775.954191122">
            <text:p>775.954191122</text:p>
          </table:table-cell>
          <table:table-cell office:value-type="float" office:value="0.00128873587055">
            <text:p>0.00128873587055</text:p>
          </table:table-cell>
          <table:table-cell office:value-type="float" office:value="1595.42863732">
            <text:p>1595.42863732</text:p>
          </table:table-cell>
          <table:table-cell office:value-type="float" office:value="1853.17581143">
            <text:p>1853.17581143</text:p>
          </table:table-cell>
          <table:table-cell office:value-type="float" office:value="3.65595329348">
            <text:p>3.65595329348</text:p>
          </table:table-cell>
          <table:table-cell office:value-type="float" office:value="2.76134105862">
            <text:p>2.76134105862</text:p>
          </table:table-cell>
          <table:table-cell office:value-type="float" office:value="4.22481825358">
            <text:p>4.22481825358</text:p>
          </table:table-cell>
          <table:table-cell office:value-type="float" office:value="1411.26796409">
            <text:p>1411.26796409</text:p>
          </table:table-cell>
          <table:table-cell office:value-type="float" office:value="-0.0363763274861">
            <text:p>-0.0363763274861</text:p>
          </table:table-cell>
          <table:table-cell office:value-type="float" office:value="99.3273389073">
            <text:p>99.3273389073</text:p>
          </table:table-cell>
          <table:table-cell office:value-type="float" office:value="0.637495537505">
            <text:p>0.63749553750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10">
            <text:p>210</text:p>
          </table:table-cell>
          <table:table-cell office:value-type="float" office:value="783.454933531">
            <text:p>783.454933531</text:p>
          </table:table-cell>
          <table:table-cell office:value-type="float" office:value="0.001276397604">
            <text:p>0.001276397604</text:p>
          </table:table-cell>
          <table:table-cell office:value-type="float" office:value="1586.86834329">
            <text:p>1586.86834329</text:p>
          </table:table-cell>
          <table:table-cell office:value-type="float" office:value="1854.91184013">
            <text:p>1854.91184013</text:p>
          </table:table-cell>
          <table:table-cell office:value-type="float" office:value="3.63988234688">
            <text:p>3.63988234688</text:p>
          </table:table-cell>
          <table:table-cell office:value-type="float" office:value="2.76250685198">
            <text:p>2.76250685198</text:p>
          </table:table-cell>
          <table:table-cell office:value-type="float" office:value="4.18841939115">
            <text:p>4.18841939115</text:p>
          </table:table-cell>
          <table:table-cell office:value-type="float" office:value="1438.59840294">
            <text:p>1438.59840294</text:p>
          </table:table-cell>
          <table:table-cell office:value-type="float" office:value="-0.0460181266372">
            <text:p>-0.0460181266372</text:p>
          </table:table-cell>
          <table:table-cell office:value-type="float" office:value="100.62356703">
            <text:p>100.62356703</text:p>
          </table:table-cell>
          <table:table-cell office:value-type="float" office:value="0.646539466955">
            <text:p>0.64653946695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20">
            <text:p>220</text:p>
          </table:table-cell>
          <table:table-cell office:value-type="float" office:value="790.618073516">
            <text:p>790.618073516</text:p>
          </table:table-cell>
          <table:table-cell office:value-type="float" office:value="0.0012648332153">
            <text:p>0.0012648332153</text:p>
          </table:table-cell>
          <table:table-cell office:value-type="float" office:value="1578.75304997">
            <text:p>1578.75304997</text:p>
          </table:table-cell>
          <table:table-cell office:value-type="float" office:value="1857.01635734">
            <text:p>1857.01635734</text:p>
          </table:table-cell>
          <table:table-cell office:value-type="float" office:value="3.62451853427">
            <text:p>3.62451853427</text:p>
          </table:table-cell>
          <table:table-cell office:value-type="float" office:value="2.76376600253">
            <text:p>2.76376600253</text:p>
          </table:table-cell>
          <table:table-cell office:value-type="float" office:value="4.15520946838">
            <text:p>4.15520946838</text:p>
          </table:table-cell>
          <table:table-cell office:value-type="float" office:value="1464.93720026">
            <text:p>1464.93720026</text:p>
          </table:table-cell>
          <table:table-cell office:value-type="float" office:value="-0.0547510524832">
            <text:p>-0.0547510524832</text:p>
          </table:table-cell>
          <table:table-cell office:value-type="float" office:value="101.858907797">
            <text:p>101.858907797</text:p>
          </table:table-cell>
          <table:table-cell office:value-type="float" office:value="0.655411558971">
            <text:p>0.65541155897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30">
            <text:p>230</text:p>
          </table:table-cell>
          <table:table-cell office:value-type="float" office:value="797.476521051">
            <text:p>797.476521051</text:p>
          </table:table-cell>
          <table:table-cell office:value-type="float" office:value="0.00125395541261">
            <text:p>0.00125395541261</text:p>
          </table:table-cell>
          <table:table-cell office:value-type="float" office:value="1571.03998757">
            <text:p>1571.03998757</text:p>
          </table:table-cell>
          <table:table-cell office:value-type="float" office:value="1859.44973247">
            <text:p>1859.44973247</text:p>
          </table:table-cell>
          <table:table-cell office:value-type="float" office:value="3.60979385547">
            <text:p>3.60979385547</text:p>
          </table:table-cell>
          <table:table-cell office:value-type="float" office:value="2.76509820872">
            <text:p>2.76509820872</text:p>
          </table:table-cell>
          <table:table-cell office:value-type="float" office:value="4.1247629103">
            <text:p>4.1247629103</text:p>
          </table:table-cell>
          <table:table-cell office:value-type="float" office:value="1490.36901181">
            <text:p>1490.36901181</text:p>
          </table:table-cell>
          <table:table-cell office:value-type="float" office:value="-0.0626974176282">
            <text:p>-0.0626974176282</text:p>
          </table:table-cell>
          <table:table-cell office:value-type="float" office:value="103.037230602">
            <text:p>103.037230602</text:p>
          </table:table-cell>
          <table:table-cell office:value-type="float" office:value="0.664155188409">
            <text:p>0.6641551884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40">
            <text:p>240</text:p>
          </table:table-cell>
          <table:table-cell office:value-type="float" office:value="804.058478103">
            <text:p>804.058478103</text:p>
          </table:table-cell>
          <table:table-cell office:value-type="float" office:value="0.00124369063598">
            <text:p>0.00124369063598</text:p>
          </table:table-cell>
          <table:table-cell office:value-type="float" office:value="1563.69244681">
            <text:p>1563.69244681</text:p>
          </table:table-cell>
          <table:table-cell office:value-type="float" office:value="1862.17819945">
            <text:p>1862.17819945</text:p>
          </table:table-cell>
          <table:table-cell office:value-type="float" office:value="3.59564997144">
            <text:p>3.59564997144</text:p>
          </table:table-cell>
          <table:table-cell office:value-type="float" office:value="2.7664874119">
            <text:p>2.7664874119</text:p>
          </table:table-cell>
          <table:table-cell office:value-type="float" office:value="4.09672940126">
            <text:p>4.09672940126</text:p>
          </table:table-cell>
          <table:table-cell office:value-type="float" office:value="1514.96708163">
            <text:p>1514.96708163</text:p>
          </table:table-cell>
          <table:table-cell office:value-type="float" office:value="-0.0699581039061">
            <text:p>-0.0699581039061</text:p>
          </table:table-cell>
          <table:table-cell office:value-type="float" office:value="104.161893474">
            <text:p>104.161893474</text:p>
          </table:table-cell>
          <table:table-cell office:value-type="float" office:value="0.672810399434">
            <text:p>0.67281039943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50">
            <text:p>250</text:p>
          </table:table-cell>
          <table:table-cell office:value-type="float" office:value="810.388307897">
            <text:p>810.388307897</text:p>
          </table:table-cell>
          <table:table-cell office:value-type="float" office:value="0.00123397634227">
            <text:p>0.00123397634227</text:p>
          </table:table-cell>
          <table:table-cell office:value-type="float" office:value="1556.67866873">
            <text:p>1556.67866873</text:p>
          </table:table-cell>
          <table:table-cell office:value-type="float" office:value="1865.1727543">
            <text:p>1865.1727543</text:p>
          </table:table-cell>
          <table:table-cell office:value-type="float" office:value="3.58203642816">
            <text:p>3.58203642816</text:p>
          </table:table-cell>
          <table:table-cell office:value-type="float" office:value="2.76792079729">
            <text:p>2.76792079729</text:p>
          </table:table-cell>
          <table:table-cell office:value-type="float" office:value="4.07081758055">
            <text:p>4.07081758055</text:p>
          </table:table-cell>
          <table:table-cell office:value-type="float" office:value="1538.79531435">
            <text:p>1538.79531435</text:p>
          </table:table-cell>
          <table:table-cell office:value-type="float" office:value="-0.0766171378716">
            <text:p>-0.0766171378716</text:p>
          </table:table-cell>
          <table:table-cell office:value-type="float" office:value="105.235835503">
            <text:p>105.235835503</text:p>
          </table:table-cell>
          <table:table-cell office:value-type="float" office:value="0.681414233551">
            <text:p>0.68141423355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60">
            <text:p>260</text:p>
          </table:table-cell>
          <table:table-cell office:value-type="float" office:value="816.487210447">
            <text:p>816.487210447</text:p>
          </table:table-cell>
          <table:table-cell office:value-type="float" office:value="0.00122475892727">
            <text:p>0.00122475892727</text:p>
          </table:table-cell>
          <table:table-cell office:value-type="float" office:value="1549.97098009">
            <text:p>1549.97098009</text:p>
          </table:table-cell>
          <table:table-cell office:value-type="float" office:value="1868.40830118">
            <text:p>1868.40830118</text:p>
          </table:table-cell>
          <table:table-cell office:value-type="float" office:value="3.56890927498">
            <text:p>3.56890927498</text:p>
          </table:table-cell>
          <table:table-cell office:value-type="float" office:value="2.76938805826">
            <text:p>2.76938805826</text:p>
          </table:table-cell>
          <table:table-cell office:value-type="float" office:value="4.04678286194">
            <text:p>4.04678286194</text:p>
          </table:table-cell>
          <table:table-cell office:value-type="float" office:value="1561.90989126">
            <text:p>1561.90989126</text:p>
          </table:table-cell>
          <table:table-cell office:value-type="float" office:value="-0.0827451276911">
            <text:p>-0.0827451276911</text:p>
          </table:table-cell>
          <table:table-cell office:value-type="float" office:value="106.261648946">
            <text:p>106.261648946</text:p>
          </table:table-cell>
          <table:table-cell office:value-type="float" office:value="0.690001035514">
            <text:p>0.69000103551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70">
            <text:p>270</text:p>
          </table:table-cell>
          <table:table-cell office:value-type="float" office:value="822.373754319">
            <text:p>822.373754319</text:p>
          </table:table-cell>
          <table:table-cell office:value-type="float" office:value="0.00121599211399">
            <text:p>0.00121599211399</text:p>
          </table:table-cell>
          <table:table-cell office:value-type="float" office:value="1543.5451114">
            <text:p>1543.5451114</text:p>
          </table:table-cell>
          <table:table-cell office:value-type="float" office:value="1871.86298218">
            <text:p>1871.86298218</text:p>
          </table:table-cell>
          <table:table-cell office:value-type="float" office:value="3.55622997598">
            <text:p>3.55622997598</text:p>
          </table:table-cell>
          <table:table-cell office:value-type="float" office:value="2.77088084785">
            <text:p>2.77088084785</text:p>
          </table:table-cell>
          <table:table-cell office:value-type="float" office:value="4.0244181982">
            <text:p>4.0244181982</text:p>
          </table:table-cell>
          <table:table-cell office:value-type="float" office:value="1584.36054466">
            <text:p>1584.36054466</text:p>
          </table:table-cell>
          <table:table-cell office:value-type="float" office:value="-0.0884018815641">
            <text:p>-0.0884018815641</text:p>
          </table:table-cell>
          <table:table-cell office:value-type="float" office:value="107.241636195">
            <text:p>107.241636195</text:p>
          </table:table-cell>
          <table:table-cell office:value-type="float" office:value="0.698602740107">
            <text:p>0.69860274010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80">
            <text:p>280</text:p>
          </table:table-cell>
          <table:table-cell office:value-type="float" office:value="828.064300075">
            <text:p>828.064300075</text:p>
          </table:table-cell>
          <table:table-cell office:value-type="float" office:value="0.00120763568712">
            <text:p>0.00120763568712</text:p>
          </table:table-cell>
          <table:table-cell office:value-type="float" office:value="1537.37965293">
            <text:p>1537.37965293</text:p>
          </table:table-cell>
          <table:table-cell office:value-type="float" office:value="1875.51764533">
            <text:p>1875.51764533</text:p>
          </table:table-cell>
          <table:table-cell office:value-type="float" office:value="3.54396454232">
            <text:p>3.54396454232</text:p>
          </table:table-cell>
          <table:table-cell office:value-type="float" office:value="2.77239236508">
            <text:p>2.77239236508</text:p>
          </table:table-cell>
          <table:table-cell office:value-type="float" office:value="4.00354698384">
            <text:p>4.00354698384</text:p>
          </table:table-cell>
          <table:table-cell office:value-type="float" office:value="1606.19157349">
            <text:p>1606.19157349</text:p>
          </table:table-cell>
          <table:table-cell office:value-type="float" office:value="-0.093638428366">
            <text:p>-0.093638428366</text:p>
          </table:table-cell>
          <table:table-cell office:value-type="float" office:value="108.177855344">
            <text:p>108.177855344</text:p>
          </table:table-cell>
          <table:table-cell office:value-type="float" office:value="0.707249140546">
            <text:p>0.70724914054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90">
            <text:p>290</text:p>
          </table:table-cell>
          <table:table-cell office:value-type="float" office:value="833.573341038">
            <text:p>833.573341038</text:p>
          </table:table-cell>
          <table:table-cell office:value-type="float" office:value="0.00119965448842">
            <text:p>0.00119965448842</text:p>
          </table:table-cell>
          <table:table-cell office:value-type="float" office:value="1531.45561618">
            <text:p>1531.45561618</text:p>
          </table:table-cell>
          <table:table-cell office:value-type="float" office:value="1879.35541782">
            <text:p>1879.35541782</text:p>
          </table:table-cell>
          <table:table-cell office:value-type="float" office:value="3.53208283339">
            <text:p>3.53208283339</text:p>
          </table:table-cell>
          <table:table-cell office:value-type="float" office:value="2.77391703953">
            <text:p>2.77391703953</text:p>
          </table:table-cell>
          <table:table-cell office:value-type="float" office:value="3.98401753414">
            <text:p>3.98401753414</text:p>
          </table:table-cell>
          <table:table-cell office:value-type="float" office:value="1627.4426608">
            <text:p>1627.4426608</text:p>
          </table:table-cell>
          <table:table-cell office:value-type="float" office:value="-0.0984985953294">
            <text:p>-0.0984985953294</text:p>
          </table:table-cell>
          <table:table-cell office:value-type="float" office:value="109.072156993">
            <text:p>109.072156993</text:p>
          </table:table-cell>
          <table:table-cell office:value-type="float" office:value="0.71596813858">
            <text:p>0.7159681385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00">
            <text:p>300</text:p>
          </table:table-cell>
          <table:table-cell office:value-type="float" office:value="838.913780158">
            <text:p>838.913780158</text:p>
          </table:table-cell>
          <table:table-cell office:value-type="float" office:value="0.00119201761093">
            <text:p>0.00119201761093</text:p>
          </table:table-cell>
          <table:table-cell office:value-type="float" office:value="1525.75607707">
            <text:p>1525.75607707</text:p>
          </table:table-cell>
          <table:table-cell office:value-type="float" office:value="1883.36136035">
            <text:p>1883.36136035</text:p>
          </table:table-cell>
          <table:table-cell office:value-type="float" office:value="3.52055798858">
            <text:p>3.52055798858</text:p>
          </table:table-cell>
          <table:table-cell office:value-type="float" office:value="2.77545028842">
            <text:p>2.77545028842</text:p>
          </table:table-cell>
          <table:table-cell office:value-type="float" office:value="3.96569874225">
            <text:p>3.96569874225</text:p>
          </table:table-cell>
          <table:table-cell office:value-type="float" office:value="1648.14953779">
            <text:p>1648.14953779</text:p>
          </table:table-cell>
          <table:table-cell office:value-type="float" office:value="-0.103020253108">
            <text:p>-0.103020253108</text:p>
          </table:table-cell>
          <table:table-cell office:value-type="float" office:value="109.926214301">
            <text:p>109.926214301</text:p>
          </table:table-cell>
          <table:table-cell office:value-type="float" office:value="0.724785976353">
            <text:p>0.72478597635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10">
            <text:p>310</text:p>
          </table:table-cell>
          <table:table-cell office:value-type="float" office:value="844.09715694">
            <text:p>844.09715694</text:p>
          </table:table-cell>
          <table:table-cell office:value-type="float" office:value="0.00118469774691">
            <text:p>0.00118469774691</text:p>
          </table:table-cell>
          <table:table-cell office:value-type="float" office:value="1520.26588308">
            <text:p>1520.26588308</text:p>
          </table:table-cell>
          <table:table-cell office:value-type="float" office:value="1887.52218463">
            <text:p>1887.52218463</text:p>
          </table:table-cell>
          <table:table-cell office:value-type="float" office:value="3.50936596123">
            <text:p>3.50936596123</text:p>
          </table:table-cell>
          <table:table-cell office:value-type="float" office:value="2.77698832774">
            <text:p>2.77698832774</text:p>
          </table:table-cell>
          <table:table-cell office:value-type="float" office:value="3.948476628">
            <text:p>3.948476628</text:p>
          </table:table-cell>
          <table:table-cell office:value-type="float" office:value="1668.34452802">
            <text:p>1668.34452802</text:p>
          </table:table-cell>
          <table:table-cell office:value-type="float" office:value="-0.10723630803">
            <text:p>-0.10723630803</text:p>
          </table:table-cell>
          <table:table-cell office:value-type="float" office:value="110.741547711">
            <text:p>110.741547711</text:p>
          </table:table-cell>
          <table:table-cell office:value-type="float" office:value="0.733727450354">
            <text:p>0.73372745035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20">
            <text:p>320</text:p>
          </table:table-cell>
          <table:table-cell office:value-type="float" office:value="849.133834953">
            <text:p>849.133834953</text:p>
          </table:table-cell>
          <table:table-cell office:value-type="float" office:value="0.00117767065548">
            <text:p>0.00117767065548</text:p>
          </table:table-cell>
          <table:table-cell office:value-type="float" office:value="1514.97141103">
            <text:p>1514.97141103</text:p>
          </table:table-cell>
          <table:table-cell office:value-type="float" office:value="1891.82602078">
            <text:p>1891.82602078</text:p>
          </table:table-cell>
          <table:table-cell office:value-type="float" office:value="3.49848513333">
            <text:p>3.49848513333</text:p>
          </table:table-cell>
          <table:table-cell office:value-type="float" office:value="2.77852802416">
            <text:p>2.77852802416</text:p>
          </table:table-cell>
          <table:table-cell office:value-type="float" office:value="3.9322515695">
            <text:p>3.9322515695</text:p>
          </table:table-cell>
          <table:table-cell office:value-type="float" office:value="1688.05699716">
            <text:p>1688.05699716</text:p>
          </table:table-cell>
          <table:table-cell office:value-type="float" office:value="-0.111175500046">
            <text:p>-0.111175500046</text:p>
          </table:table-cell>
          <table:table-cell office:value-type="float" office:value="111.519545482">
            <text:p>111.519545482</text:p>
          </table:table-cell>
          <table:table-cell office:value-type="float" office:value="0.742816108056">
            <text:p>0.74281610805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30">
            <text:p>330</text:p>
          </table:table-cell>
          <table:table-cell office:value-type="float" office:value="854.033157905">
            <text:p>854.033157905</text:p>
          </table:table-cell>
          <table:table-cell office:value-type="float" office:value="0.00117091472473">
            <text:p>0.00117091472473</text:p>
          </table:table-cell>
          <table:table-cell office:value-type="float" office:value="1509.86036515">
            <text:p>1509.86036515</text:p>
          </table:table-cell>
          <table:table-cell office:value-type="float" office:value="1896.26222431">
            <text:p>1896.26222431</text:p>
          </table:table-cell>
          <table:table-cell office:value-type="float" office:value="3.48789599451">
            <text:p>3.48789599451</text:p>
          </table:table-cell>
          <table:table-cell office:value-type="float" office:value="2.7800667778">
            <text:p>2.7800667778</text:p>
          </table:table-cell>
          <table:table-cell office:value-type="float" office:value="3.91693606321">
            <text:p>3.91693606321</text:p>
          </table:table-cell>
          <table:table-cell office:value-type="float" office:value="1707.31372755">
            <text:p>1707.31372755</text:p>
          </table:table-cell>
          <table:table-cell office:value-type="float" office:value="-0.114863049772">
            <text:p>-0.114863049772</text:p>
          </table:table-cell>
          <table:table-cell office:value-type="float" office:value="112.26148086">
            <text:p>112.26148086</text:p>
          </table:table-cell>
          <table:table-cell office:value-type="float" office:value="0.752074428172">
            <text:p>0.75207442817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40">
            <text:p>340</text:p>
          </table:table-cell>
          <table:table-cell office:value-type="float" office:value="858.803580462">
            <text:p>858.803580462</text:p>
          </table:table-cell>
          <table:table-cell office:value-type="float" office:value="0.00116441060884">
            <text:p>0.00116441060884</text:p>
          </table:table-cell>
          <table:table-cell office:value-type="float" office:value="1504.92160776">
            <text:p>1504.92160776</text:p>
          </table:table-cell>
          <table:table-cell office:value-type="float" office:value="1900.82121477">
            <text:p>1900.82121477</text:p>
          </table:table-cell>
          <table:table-cell office:value-type="float" office:value="3.47758087293">
            <text:p>3.47758087293</text:p>
          </table:table-cell>
          <table:table-cell office:value-type="float" office:value="2.78160242884">
            <text:p>2.78160242884</text:p>
          </table:table-cell>
          <table:table-cell office:value-type="float" office:value="3.90245289707">
            <text:p>3.90245289707</text:p>
          </table:table-cell>
          <table:table-cell office:value-type="float" office:value="1726.13923235">
            <text:p>1726.13923235</text:p>
          </table:table-cell>
          <table:table-cell office:value-type="float" office:value="-0.118321187235">
            <text:p>-0.118321187235</text:p>
          </table:table-cell>
          <table:table-cell office:value-type="float" office:value="112.96852653">
            <text:p>112.96852653</text:p>
          </table:table-cell>
          <table:table-cell office:value-type="float" office:value="0.761523985575">
            <text:p>0.76152398557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50">
            <text:p>350</text:p>
          </table:table-cell>
          <table:table-cell office:value-type="float" office:value="863.452778584">
            <text:p>863.452778584</text:p>
          </table:table-cell>
          <table:table-cell office:value-type="float" office:value="0.00115814092537">
            <text:p>0.00115814092537</text:p>
          </table:table-cell>
          <table:table-cell office:value-type="float" office:value="1500.14501629">
            <text:p>1500.14501629</text:p>
          </table:table-cell>
          <table:table-cell office:value-type="float" office:value="1905.49434017">
            <text:p>1905.49434017</text:p>
          </table:table-cell>
          <table:table-cell office:value-type="float" office:value="3.46752370817">
            <text:p>3.46752370817</text:p>
          </table:table-cell>
          <table:table-cell office:value-type="float" office:value="2.78313318249">
            <text:p>2.78313318249</text:p>
          </table:table-cell>
          <table:table-cell office:value-type="float" office:value="3.88873364939">
            <text:p>3.88873364939</text:p>
          </table:table-cell>
          <table:table-cell office:value-type="float" office:value="1744.55602102">
            <text:p>1744.55602102</text:p>
          </table:table-cell>
          <table:table-cell office:value-type="float" office:value="-0.121569587043">
            <text:p>-0.121569587043</text:p>
          </table:table-cell>
          <table:table-cell office:value-type="float" office:value="113.641766868">
            <text:p>113.641766868</text:p>
          </table:table-cell>
          <table:table-cell office:value-type="float" office:value="0.771185602117">
            <text:p>0.77118560211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60">
            <text:p>360</text:p>
          </table:table-cell>
          <table:table-cell office:value-type="float" office:value="867.987743146">
            <text:p>867.987743146</text:p>
          </table:table-cell>
          <table:table-cell office:value-type="float" office:value="0.00115209000115">
            <text:p>0.00115209000115</text:p>
          </table:table-cell>
          <table:table-cell office:value-type="float" office:value="1495.52136184">
            <text:p>1495.52136184</text:p>
          </table:table-cell>
          <table:table-cell office:value-type="float" office:value="1910.27376226">
            <text:p>1910.27376226</text:p>
          </table:table-cell>
          <table:table-cell office:value-type="float" office:value="3.45770985836">
            <text:p>3.45770985836</text:p>
          </table:table-cell>
          <table:table-cell office:value-type="float" office:value="2.78465754827">
            <text:p>2.78465754827</text:p>
          </table:table-cell>
          <table:table-cell office:value-type="float" office:value="3.8757174471">
            <text:p>3.8757174471</text:p>
          </table:table-cell>
          <table:table-cell office:value-type="float" office:value="1762.58482505">
            <text:p>1762.58482505</text:p>
          </table:table-cell>
          <table:table-cell office:value-type="float" office:value="-0.12462572892">
            <text:p>-0.12462572892</text:p>
          </table:table-cell>
          <table:table-cell office:value-type="float" office:value="114.282208383">
            <text:p>114.282208383</text:p>
          </table:table-cell>
          <table:table-cell office:value-type="float" office:value="0.781079484596">
            <text:p>0.78107948459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70">
            <text:p>370</text:p>
          </table:table-cell>
          <table:table-cell office:value-type="float" office:value="872.414859799">
            <text:p>872.414859799</text:p>
          </table:table-cell>
          <table:table-cell office:value-type="float" office:value="0.00114624365778">
            <text:p>0.00114624365778</text:p>
          </table:table-cell>
          <table:table-cell office:value-type="float" office:value="1491.04220561">
            <text:p>1491.04220561</text:p>
          </table:table-cell>
          <table:table-cell office:value-type="float" office:value="1915.15235899">
            <text:p>1915.15235899</text:p>
          </table:table-cell>
          <table:table-cell office:value-type="float" office:value="3.44812593572">
            <text:p>3.44812593572</text:p>
          </table:table-cell>
          <table:table-cell office:value-type="float" office:value="2.78617429063">
            <text:p>2.78617429063</text:p>
          </table:table-cell>
          <table:table-cell office:value-type="float" office:value="3.8633499317">
            <text:p>3.8633499317</text:p>
          </table:table-cell>
          <table:table-cell office:value-type="float" office:value="1780.24479098">
            <text:p>1780.24479098</text:p>
          </table:table-cell>
          <table:table-cell office:value-type="float" office:value="-0.127505198272">
            <text:p>-0.127505198272</text:p>
          </table:table-cell>
          <table:table-cell office:value-type="float" office:value="114.890788661">
            <text:p>114.890788661</text:p>
          </table:table-cell>
          <table:table-cell office:value-type="float" office:value="0.791225351143">
            <text:p>0.79122535114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80">
            <text:p>380</text:p>
          </table:table-cell>
          <table:table-cell office:value-type="float" office:value="876.739977455">
            <text:p>876.739977455</text:p>
          </table:table-cell>
          <table:table-cell office:value-type="float" office:value="0.00114058902949">
            <text:p>0.00114058902949</text:p>
          </table:table-cell>
          <table:table-cell office:value-type="float" office:value="1486.6998099">
            <text:p>1486.6998099</text:p>
          </table:table-cell>
          <table:table-cell office:value-type="float" office:value="1920.1236411">
            <text:p>1920.1236411</text:p>
          </table:table-cell>
          <table:table-cell office:value-type="float" office:value="3.43875966527">
            <text:p>3.43875966527</text:p>
          </table:table-cell>
          <table:table-cell office:value-type="float" office:value="2.78768238845">
            <text:p>2.78768238845</text:p>
          </table:table-cell>
          <table:table-cell office:value-type="float" office:value="3.85158239322">
            <text:p>3.85158239322</text:p>
          </table:table-cell>
          <table:table-cell office:value-type="float" office:value="1797.55364664">
            <text:p>1797.55364664</text:p>
          </table:table-cell>
          <table:table-cell office:value-type="float" office:value="-0.130221938204">
            <text:p>-0.130221938204</text:p>
          </table:table-cell>
          <table:table-cell office:value-type="float" office:value="115.468384074">
            <text:p>115.468384074</text:p>
          </table:table-cell>
          <table:table-cell office:value-type="float" office:value="0.80164254726">
            <text:p>0.8016425472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90">
            <text:p>390</text:p>
          </table:table-cell>
          <table:table-cell office:value-type="float" office:value="880.968467297">
            <text:p>880.968467297</text:p>
          </table:table-cell>
          <table:table-cell office:value-type="float" office:value="0.00113511440775">
            <text:p>0.00113511440775</text:p>
          </table:table-cell>
          <table:table-cell office:value-type="float" office:value="1482.48706147">
            <text:p>1482.48706147</text:p>
          </table:table-cell>
          <table:table-cell office:value-type="float" office:value="1925.18168049">
            <text:p>1925.18168049</text:p>
          </table:table-cell>
          <table:table-cell office:value-type="float" office:value="3.42959976326">
            <text:p>3.42959976326</text:p>
          </table:table-cell>
          <table:table-cell office:value-type="float" office:value="2.7891810017">
            <text:p>2.7891810017</text:p>
          </table:table-cell>
          <table:table-cell office:value-type="float" office:value="3.84037104069">
            <text:p>3.84037104069</text:p>
          </table:table-cell>
          <table:table-cell office:value-type="float" office:value="1814.52784487">
            <text:p>1814.52784487</text:p>
          </table:table-cell>
          <table:table-cell office:value-type="float" office:value="-0.132788461981">
            <text:p>-0.132788461981</text:p>
          </table:table-cell>
          <table:table-cell office:value-type="float" office:value="116.015816449">
            <text:p>116.015816449</text:p>
          </table:table-cell>
          <table:table-cell office:value-type="float" office:value="0.812350152712">
            <text:p>0.81235015271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00">
            <text:p>400</text:p>
          </table:table-cell>
          <table:table-cell office:value-type="float" office:value="885.105273847">
            <text:p>885.105273847</text:p>
          </table:table-cell>
          <table:table-cell office:value-type="float" office:value="0.00112980910808">
            <text:p>0.00112980910808</text:p>
          </table:table-cell>
          <table:table-cell office:value-type="float" office:value="1478.39740519">
            <text:p>1478.39740519</text:p>
          </table:table-cell>
          <table:table-cell office:value-type="float" office:value="1930.32104842">
            <text:p>1930.32104842</text:p>
          </table:table-cell>
          <table:table-cell office:value-type="float" office:value="3.42063583173">
            <text:p>3.42063583173</text:p>
          </table:table-cell>
          <table:table-cell office:value-type="float" office:value="2.79066944374">
            <text:p>2.79066944374</text:p>
          </table:table-cell>
          <table:table-cell office:value-type="float" office:value="3.82967638448">
            <text:p>3.82967638448</text:p>
          </table:table-cell>
          <table:table-cell office:value-type="float" office:value="1831.18268849">
            <text:p>1831.18268849</text:p>
          </table:table-cell>
          <table:table-cell office:value-type="float" office:value="-0.135216033051">
            <text:p>-0.135216033051</text:p>
          </table:table-cell>
          <table:table-cell office:value-type="float" office:value="116.533858859">
            <text:p>116.533858859</text:p>
          </table:table-cell>
          <table:table-cell office:value-type="float" office:value="0.823367080352">
            <text:p>0.82336708035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10">
            <text:p>410</text:p>
          </table:table-cell>
          <table:table-cell office:value-type="float" office:value="889.154959355">
            <text:p>889.154959355</text:p>
          </table:table-cell>
          <table:table-cell office:value-type="float" office:value="0.00112466335533">
            <text:p>0.00112466335533</text:p>
          </table:table-cell>
          <table:table-cell office:value-type="float" office:value="1474.42478622">
            <text:p>1474.42478622</text:p>
          </table:table-cell>
          <table:table-cell office:value-type="float" office:value="1935.53676191">
            <text:p>1935.53676191</text:p>
          </table:table-cell>
          <table:table-cell office:value-type="float" office:value="3.41185826691">
            <text:p>3.41185826691</text:p>
          </table:table-cell>
          <table:table-cell office:value-type="float" office:value="2.79214715836">
            <text:p>2.79214715836</text:p>
          </table:table-cell>
          <table:table-cell office:value-type="float" office:value="3.81946271067">
            <text:p>3.81946271067</text:p>
          </table:table-cell>
          <table:table-cell office:value-type="float" office:value="1847.53243961">
            <text:p>1847.53243961</text:p>
          </table:table-cell>
          <table:table-cell office:value-type="float" office:value="-0.137514818312">
            <text:p>-0.137514818312</text:p>
          </table:table-cell>
          <table:table-cell office:value-type="float" office:value="117.023240681">
            <text:p>117.023240681</text:p>
          </table:table-cell>
          <table:table-cell office:value-type="float" office:value="0.834712167946">
            <text:p>0.83471216794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20">
            <text:p>420</text:p>
          </table:table-cell>
          <table:table-cell office:value-type="float" office:value="893.12174253">
            <text:p>893.12174253</text:p>
          </table:table-cell>
          <table:table-cell office:value-type="float" office:value="0.0011196681845">
            <text:p>0.0011196681845</text:p>
          </table:table-cell>
          <table:table-cell office:value-type="float" office:value="1470.5635997">
            <text:p>1470.5635997</text:p>
          </table:table-cell>
          <table:table-cell office:value-type="float" office:value="1940.82423719">
            <text:p>1940.82423719</text:p>
          </table:table-cell>
          <table:table-cell office:value-type="float" office:value="3.40325817927">
            <text:p>3.40325817927</text:p>
          </table:table-cell>
          <table:table-cell office:value-type="float" office:value="2.79361370046">
            <text:p>2.79361370046</text:p>
          </table:table-cell>
          <table:table-cell office:value-type="float" office:value="3.80969763177">
            <text:p>3.80969763177</text:p>
          </table:table-cell>
          <table:table-cell office:value-type="float" office:value="1863.59041543">
            <text:p>1863.59041543</text:p>
          </table:table-cell>
          <table:table-cell office:value-type="float" office:value="-0.139694019192">
            <text:p>-0.139694019192</text:p>
          </table:table-cell>
          <table:table-cell office:value-type="float" office:value="117.484652023">
            <text:p>117.484652023</text:p>
          </table:table-cell>
          <table:table-cell office:value-type="float" office:value="0.846404263923">
            <text:p>0.84640426392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30">
            <text:p>430</text:p>
          </table:table-cell>
          <table:table-cell office:value-type="float" office:value="897.009532469">
            <text:p>897.009532469</text:p>
          </table:table-cell>
          <table:table-cell office:value-type="float" office:value="0.00111481535458">
            <text:p>0.00111481535458</text:p>
          </table:table-cell>
          <table:table-cell office:value-type="float" office:value="1466.80864652">
            <text:p>1466.80864652</text:p>
          </table:table-cell>
          <table:table-cell office:value-type="float" office:value="1946.17924899">
            <text:p>1946.17924899</text:p>
          </table:table-cell>
          <table:table-cell office:value-type="float" office:value="3.39482732343">
            <text:p>3.39482732343</text:p>
          </table:table-cell>
          <table:table-cell office:value-type="float" office:value="2.79506871984">
            <text:p>2.79506871984</text:p>
          </table:table-cell>
          <table:table-cell office:value-type="float" office:value="3.80035170092">
            <text:p>3.80035170092</text:p>
          </table:table-cell>
          <table:table-cell office:value-type="float" office:value="1879.36907283">
            <text:p>1879.36907283</text:p>
          </table:table-cell>
          <table:table-cell office:value-type="float" office:value="-0.141761984222">
            <text:p>-0.141761984222</text:p>
          </table:table-cell>
          <table:table-cell office:value-type="float" office:value="117.918747612">
            <text:p>117.918747612</text:p>
          </table:table-cell>
          <table:table-cell office:value-type="float" office:value="0.858462307934">
            <text:p>0.85846230793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40">
            <text:p>440</text:p>
          </table:table-cell>
          <table:table-cell office:value-type="float" office:value="900.821958475">
            <text:p>900.821958475</text:p>
          </table:table-cell>
          <table:table-cell office:value-type="float" office:value="0.00111009727349">
            <text:p>0.00111009727349</text:p>
          </table:table-cell>
          <table:table-cell office:value-type="float" office:value="1463.15509454">
            <text:p>1463.15509454</text:p>
          </table:table-cell>
          <table:table-cell office:value-type="float" office:value="1951.59789487">
            <text:p>1951.59789487</text:p>
          </table:table-cell>
          <table:table-cell office:value-type="float" office:value="3.38655803651">
            <text:p>3.38655803651</text:p>
          </table:table-cell>
          <table:table-cell office:value-type="float" office:value="2.79651194754">
            <text:p>2.79651194754</text:p>
          </table:table-cell>
          <table:table-cell office:value-type="float" office:value="3.79139807932">
            <text:p>3.79139807932</text:p>
          </table:table-cell>
          <table:table-cell office:value-type="float" office:value="1894.88008309">
            <text:p>1894.88008309</text:p>
          </table:table-cell>
          <table:table-cell office:value-type="float" office:value="-0.143726306104">
            <text:p>-0.143726306104</text:p>
          </table:table-cell>
          <table:table-cell office:value-type="float" office:value="118.326150226">
            <text:p>118.326150226</text:p>
          </table:table-cell>
          <table:table-cell office:value-type="float" office:value="0.870905407009">
            <text:p>0.87090540700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50">
            <text:p>450</text:p>
          </table:table-cell>
          <table:table-cell office:value-type="float" office:value="904.562396359">
            <text:p>904.562396359</text:p>
          </table:table-cell>
          <table:table-cell office:value-type="float" office:value="0.00110550693244">
            <text:p>0.00110550693244</text:p>
          </table:table-cell>
          <table:table-cell office:value-type="float" office:value="1459.59844425">
            <text:p>1459.59844425</text:p>
          </table:table-cell>
          <table:table-cell office:value-type="float" office:value="1957.07656385">
            <text:p>1957.07656385</text:p>
          </table:table-cell>
          <table:table-cell office:value-type="float" office:value="3.37844318379">
            <text:p>3.37844318379</text:p>
          </table:table-cell>
          <table:table-cell office:value-type="float" office:value="2.79794318422">
            <text:p>2.79794318422</text:p>
          </table:table-cell>
          <table:table-cell office:value-type="float" office:value="3.78281224837">
            <text:p>3.78281224837</text:p>
          </table:table-cell>
          <table:table-cell office:value-type="float" office:value="1910.13439841">
            <text:p>1910.13439841</text:p>
          </table:table-cell>
          <table:table-cell office:value-type="float" office:value="-0.14559390574">
            <text:p>-0.14559390574</text:p>
          </table:table-cell>
          <table:table-cell office:value-type="float" office:value="118.707453726">
            <text:p>118.707453726</text:p>
          </table:table-cell>
          <table:table-cell office:value-type="float" office:value="0.88375290804">
            <text:p>0.8837529080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60">
            <text:p>460</text:p>
          </table:table-cell>
          <table:table-cell office:value-type="float" office:value="908.233991707">
            <text:p>908.233991707</text:p>
          </table:table-cell>
          <table:table-cell office:value-type="float" office:value="0.00110103784832">
            <text:p>0.00110103784832</text:p>
          </table:table-cell>
          <table:table-cell office:value-type="float" office:value="1456.13449854">
            <text:p>1456.13449854</text:p>
          </table:table-cell>
          <table:table-cell office:value-type="float" office:value="1962.61190877">
            <text:p>1962.61190877</text:p>
          </table:table-cell>
          <table:table-cell office:value-type="float" office:value="3.37047611058">
            <text:p>3.37047611058</text:p>
          </table:table-cell>
          <table:table-cell office:value-type="float" office:value="2.79936229025">
            <text:p>2.79936229025</text:p>
          </table:table-cell>
          <table:table-cell office:value-type="float" office:value="3.77457175959">
            <text:p>3.77457175959</text:p>
          </table:table-cell>
          <table:table-cell office:value-type="float" office:value="1925.1423111">
            <text:p>1925.1423111</text:p>
          </table:table-cell>
          <table:table-cell office:value-type="float" office:value="-0.147371105211">
            <text:p>-0.147371105211</text:p>
          </table:table-cell>
          <table:table-cell office:value-type="float" office:value="119.06322574">
            <text:p>119.06322574</text:p>
          </table:table-cell>
          <table:table-cell office:value-type="float" office:value="0.897024467236">
            <text:p>0.89702446723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70">
            <text:p>470</text:p>
          </table:table-cell>
          <table:table-cell office:value-type="float" office:value="911.839680527">
            <text:p>911.839680527</text:p>
          </table:table-cell>
          <table:table-cell office:value-type="float" office:value="0.00109668401294">
            <text:p>0.00109668401294</text:p>
          </table:table-cell>
          <table:table-cell office:value-type="float" office:value="1452.75933569">
            <text:p>1452.75933569</text:p>
          </table:table-cell>
          <table:table-cell office:value-type="float" office:value="1968.20082177">
            <text:p>1968.20082177</text:p>
          </table:table-cell>
          <table:table-cell office:value-type="float" office:value="3.3626505995">
            <text:p>3.3626505995</text:p>
          </table:table-cell>
          <table:table-cell office:value-type="float" office:value="2.80076917732">
            <text:p>2.80076917732</text:p>
          </table:table-cell>
          <table:table-cell office:value-type="float" office:value="3.76665601664">
            <text:p>3.76665601664</text:p>
          </table:table-cell>
          <table:table-cell office:value-type="float" office:value="1939.91350662">
            <text:p>1939.91350662</text:p>
          </table:table-cell>
          <table:table-cell office:value-type="float" office:value="-0.149063691402">
            <text:p>-0.149063691402</text:p>
          </table:table-cell>
          <table:table-cell office:value-type="float" office:value="119.39401006">
            <text:p>119.39401006</text:p>
          </table:table-cell>
          <table:table-cell office:value-type="float" office:value="0.910740117159">
            <text:p>0.91074011715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80">
            <text:p>480</text:p>
          </table:table-cell>
          <table:table-cell office:value-type="float" office:value="915.382207631">
            <text:p>915.382207631</text:p>
          </table:table-cell>
          <table:table-cell office:value-type="float" office:value="0.00109243984826">
            <text:p>0.00109243984826</text:p>
          </table:table-cell>
          <table:table-cell office:value-type="float" office:value="1449.46928545">
            <text:p>1449.46928545</text:p>
          </table:table-cell>
          <table:table-cell office:value-type="float" office:value="1973.84041261">
            <text:p>1973.84041261</text:p>
          </table:table-cell>
          <table:table-cell office:value-type="float" office:value="3.35496083241">
            <text:p>3.35496083241</text:p>
          </table:table-cell>
          <table:table-cell office:value-type="float" office:value="2.80216380119">
            <text:p>2.80216380119</text:p>
          </table:table-cell>
          <table:table-cell office:value-type="float" office:value="3.75904608462">
            <text:p>3.75904608462</text:p>
          </table:table-cell>
          <table:table-cell office:value-type="float" office:value="1954.45711108">
            <text:p>1954.45711108</text:p>
          </table:table-cell>
          <table:table-cell office:value-type="float" office:value="-0.150676971626">
            <text:p>-0.150676971626</text:p>
          </table:table-cell>
          <table:table-cell office:value-type="float" office:value="119.700328765">
            <text:p>119.700328765</text:p>
          </table:table-cell>
          <table:table-cell office:value-type="float" office:value="0.924920331882">
            <text:p>0.92492033188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90">
            <text:p>490</text:p>
          </table:table-cell>
          <table:table-cell office:value-type="float" office:value="918.864143024">
            <text:p>918.864143024</text:p>
          </table:table-cell>
          <table:table-cell office:value-type="float" office:value="0.00108830016667">
            <text:p>0.00108830016667</text:p>
          </table:table-cell>
          <table:table-cell office:value-type="float" office:value="1446.26090763">
            <text:p>1446.26090763</text:p>
          </table:table-cell>
          <table:table-cell office:value-type="float" office:value="1979.5279893">
            <text:p>1979.5279893</text:p>
          </table:table-cell>
          <table:table-cell office:value-type="float" office:value="3.34740135649">
            <text:p>3.34740135649</text:p>
          </table:table-cell>
          <table:table-cell office:value-type="float" office:value="2.80354615547">
            <text:p>2.80354615547</text:p>
          </table:table-cell>
          <table:table-cell office:value-type="float" office:value="3.75172452282">
            <text:p>3.75172452282</text:p>
          </table:table-cell>
          <table:table-cell office:value-type="float" office:value="1968.78173407">
            <text:p>1968.78173407</text:p>
          </table:table-cell>
          <table:table-cell office:value-type="float" office:value="-0.15221582243">
            <text:p>-0.15221582243</text:p>
          </table:table-cell>
          <table:table-cell office:value-type="float" office:value="119.982684126">
            <text:p>119.982684126</text:p>
          </table:table-cell>
          <table:table-cell office:value-type="float" office:value="0.939586090761">
            <text:p>0.93958609076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00">
            <text:p>500</text:p>
          </table:table-cell>
          <table:table-cell office:value-type="float" office:value="922.287896586">
            <text:p>922.287896586</text:p>
          </table:table-cell>
          <table:table-cell office:value-type="float" office:value="0.0010842601358">
            <text:p>0.0010842601358</text:p>
          </table:table-cell>
          <table:table-cell office:value-type="float" office:value="1443.13097297">
            <text:p>1443.13097297</text:p>
          </table:table-cell>
          <table:table-cell office:value-type="float" office:value="1985.26104087">
            <text:p>1985.26104087</text:p>
          </table:table-cell>
          <table:table-cell office:value-type="float" office:value="3.33996705384">
            <text:p>3.33996705384</text:p>
          </table:table-cell>
          <table:table-cell office:value-type="float" office:value="2.80491626627">
            <text:p>2.80491626627</text:p>
          </table:table-cell>
          <table:table-cell office:value-type="float" office:value="3.74467523743">
            <text:p>3.74467523743</text:p>
          </table:table-cell>
          <table:table-cell office:value-type="float" office:value="1982.89550728">
            <text:p>1982.89550728</text:p>
          </table:table-cell>
          <table:table-cell office:value-type="float" office:value="-0.153684732515">
            <text:p>-0.153684732515</text:p>
          </table:table-cell>
          <table:table-cell office:value-type="float" office:value="120.241560307">
            <text:p>120.241560307</text:p>
          </table:table-cell>
          <table:table-cell office:value-type="float" office:value="0.954758941288">
            <text:p>0.95475894128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10">
            <text:p>510</text:p>
          </table:table-cell>
          <table:table-cell office:value-type="float" office:value="925.655731221">
            <text:p>925.655731221</text:p>
          </table:table-cell>
          <table:table-cell office:value-type="float" office:value="0.0010803152471">
            <text:p>0.0010803152471</text:p>
          </table:table-cell>
          <table:table-cell office:value-type="float" office:value="1440.0764459">
            <text:p>1440.0764459</text:p>
          </table:table-cell>
          <table:table-cell office:value-type="float" office:value="1991.03722191">
            <text:p>1991.03722191</text:p>
          </table:table-cell>
          <table:table-cell office:value-type="float" office:value="3.33265311416">
            <text:p>3.33265311416</text:p>
          </table:table-cell>
          <table:table-cell office:value-type="float" office:value="2.80627418755">
            <text:p>2.80627418755</text:p>
          </table:table-cell>
          <table:table-cell office:value-type="float" office:value="3.73788335162">
            <text:p>3.73788335162</text:p>
          </table:table-cell>
          <table:table-cell office:value-type="float" office:value="1996.80611943">
            <text:p>1996.80611943</text:p>
          </table:table-cell>
          <table:table-cell office:value-type="float" office:value="-0.155087840619">
            <text:p>-0.155087840619</text:p>
          </table:table-cell>
          <table:table-cell office:value-type="float" office:value="120.477424889">
            <text:p>120.477424889</text:p>
          </table:table-cell>
          <table:table-cell office:value-type="float" office:value="0.970461061444">
            <text:p>0.97046106144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20">
            <text:p>520</text:p>
          </table:table-cell>
          <table:table-cell office:value-type="float" office:value="928.969774696">
            <text:p>928.969774696</text:p>
          </table:table-cell>
          <table:table-cell office:value-type="float" office:value="0.0010764612878">
            <text:p>0.0010764612878</text:p>
          </table:table-cell>
          <table:table-cell office:value-type="float" office:value="1437.09446915">
            <text:p>1437.09446915</text:p>
          </table:table-cell>
          <table:table-cell office:value-type="float" office:value="1996.85433881">
            <text:p>1996.85433881</text:p>
          </table:table-cell>
          <table:table-cell office:value-type="float" office:value="3.32545501026">
            <text:p>3.32545501026</text:p>
          </table:table-cell>
          <table:table-cell office:value-type="float" office:value="2.80761999718">
            <text:p>2.80761999718</text:p>
          </table:table-cell>
          <table:table-cell office:value-type="float" office:value="3.73133509053">
            <text:p>3.73133509053</text:p>
          </table:table-cell>
          <table:table-cell office:value-type="float" office:value="2010.520848">
            <text:p>2010.520848</text:p>
          </table:table-cell>
          <table:table-cell office:value-type="float" office:value="-0.156428969008">
            <text:p>-0.156428969008</text:p>
          </table:table-cell>
          <table:table-cell office:value-type="float" office:value="120.690730242">
            <text:p>120.690730242</text:p>
          </table:table-cell>
          <table:table-cell office:value-type="float" office:value="0.986715321939">
            <text:p>0.98671532193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30">
            <text:p>530</text:p>
          </table:table-cell>
          <table:table-cell office:value-type="float" office:value="932.232030294">
            <text:p>932.232030294</text:p>
          </table:table-cell>
          <table:table-cell office:value-type="float" office:value="0.0010726943159">
            <text:p>0.0010726943159</text:p>
          </table:table-cell>
          <table:table-cell office:value-type="float" office:value="1434.1823498">
            <text:p>1434.1823498</text:p>
          </table:table-cell>
          <table:table-cell office:value-type="float" office:value="2002.71033723">
            <text:p>2002.71033723</text:p>
          </table:table-cell>
          <table:table-cell office:value-type="float" office:value="3.31836847594">
            <text:p>3.31836847594</text:p>
          </table:table-cell>
          <table:table-cell office:value-type="float" office:value="2.80895379337">
            <text:p>2.80895379337</text:p>
          </table:table-cell>
          <table:table-cell office:value-type="float" office:value="3.72501767918">
            <text:p>3.72501767918</text:p>
          </table:table-cell>
          <table:table-cell office:value-type="float" office:value="2024.04658808">
            <text:p>2024.04658808</text:p>
          </table:table-cell>
          <table:table-cell office:value-type="float" office:value="-0.157711653191">
            <text:p>-0.157711653191</text:p>
          </table:table-cell>
          <table:table-cell office:value-type="float" office:value="120.881914759">
            <text:p>120.881914759</text:p>
          </table:table-cell>
          <table:table-cell office:value-type="float" office:value="1.00354534872">
            <text:p>1.0035453487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40">
            <text:p>540</text:p>
          </table:table-cell>
          <table:table-cell office:value-type="float" office:value="935.444386444">
            <text:p>935.444386444</text:p>
          </table:table-cell>
          <table:table-cell office:value-type="float" office:value="0.00106901063761">
            <text:p>0.00106901063761</text:p>
          </table:table-cell>
          <table:table-cell office:value-type="float" office:value="1431.33754667">
            <text:p>1431.33754667</text:p>
          </table:table-cell>
          <table:table-cell office:value-type="float" office:value="2008.60329098">
            <text:p>2008.60329098</text:p>
          </table:table-cell>
          <table:table-cell office:value-type="float" office:value="3.31138948596">
            <text:p>3.31138948596</text:p>
          </table:table-cell>
          <table:table-cell office:value-type="float" office:value="2.8102756917">
            <text:p>2.8102756917</text:p>
          </table:table-cell>
          <table:table-cell office:value-type="float" office:value="3.71891925171">
            <text:p>3.71891925171</text:p>
          </table:table-cell>
          <table:table-cell office:value-type="float" office:value="2037.3898786">
            <text:p>2037.3898786</text:p>
          </table:table-cell>
          <table:table-cell office:value-type="float" office:value="-0.158939168333">
            <text:p>-0.158939168333</text:p>
          </table:table-cell>
          <table:table-cell office:value-type="float" office:value="121.051403963">
            <text:p>121.051403963</text:p>
          </table:table-cell>
          <table:table-cell office:value-type="float" office:value="1.02097558608">
            <text:p>1.0209755860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50">
            <text:p>550</text:p>
          </table:table-cell>
          <table:table-cell office:value-type="float" office:value="938.608625431">
            <text:p>938.608625431</text:p>
          </table:table-cell>
          <table:table-cell office:value-type="float" office:value="0.00106540678714">
            <text:p>0.00106540678714</text:p>
          </table:table-cell>
          <table:table-cell office:value-type="float" office:value="1428.55765896">
            <text:p>1428.55765896</text:p>
          </table:table-cell>
          <table:table-cell office:value-type="float" office:value="2014.53139189">
            <text:p>2014.53139189</text:p>
          </table:table-cell>
          <table:table-cell office:value-type="float" office:value="3.30451423802">
            <text:p>3.30451423802</text:p>
          </table:table-cell>
          <table:table-cell office:value-type="float" office:value="2.81158582247">
            <text:p>2.81158582247</text:p>
          </table:table-cell>
          <table:table-cell office:value-type="float" office:value="3.71302877042">
            <text:p>3.71302877042</text:p>
          </table:table-cell>
          <table:table-cell office:value-type="float" office:value="2050.55692637">
            <text:p>2050.55692637</text:p>
          </table:table-cell>
          <table:table-cell office:value-type="float" office:value="-0.160114552787">
            <text:p>-0.160114552787</text:p>
          </table:table-cell>
          <table:table-cell office:value-type="float" office:value="121.199611514">
            <text:p>121.199611514</text:p>
          </table:table-cell>
          <table:table-cell office:value-type="float" office:value="1.0390313607">
            <text:p>1.039031360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60">
            <text:p>560</text:p>
          </table:table-cell>
          <table:table-cell office:value-type="float" office:value="941.726431293">
            <text:p>941.726431293</text:p>
          </table:table-cell>
          <table:table-cell office:value-type="float" office:value="0.0010618795085">
            <text:p>0.0010618795085</text:p>
          </table:table-cell>
          <table:table-cell office:value-type="float" office:value="1425.8404159">
            <text:p>1425.8404159</text:p>
          </table:table-cell>
          <table:table-cell office:value-type="float" office:value="2020.49294066">
            <text:p>2020.49294066</text:p>
          </table:table-cell>
          <table:table-cell office:value-type="float" office:value="3.29773913629">
            <text:p>3.29773913629</text:p>
          </table:table-cell>
          <table:table-cell office:value-type="float" office:value="2.81288432841">
            <text:p>2.81288432841</text:p>
          </table:table-cell>
          <table:table-cell office:value-type="float" office:value="3.70733595341">
            <text:p>3.70733595341</text:p>
          </table:table-cell>
          <table:table-cell office:value-type="float" office:value="2063.55362803">
            <text:p>2063.55362803</text:p>
          </table:table-cell>
          <table:table-cell office:value-type="float" office:value="-0.161240629116">
            <text:p>-0.161240629116</text:p>
          </table:table-cell>
          <table:table-cell office:value-type="float" office:value="121.326940108">
            <text:p>121.326940108</text:p>
          </table:table-cell>
          <table:table-cell office:value-type="float" office:value="1.05773894695">
            <text:p>1.0577389469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70">
            <text:p>570</text:p>
          </table:table-cell>
          <table:table-cell office:value-type="float" office:value="944.799396996">
            <text:p>944.799396996</text:p>
          </table:table-cell>
          <table:table-cell office:value-type="float" office:value="0.00105842573903">
            <text:p>0.00105842573903</text:p>
          </table:table-cell>
          <table:table-cell office:value-type="float" office:value="1423.18366737">
            <text:p>1423.18366737</text:p>
          </table:table-cell>
          <table:table-cell office:value-type="float" office:value="2026.48633861">
            <text:p>2026.48633861</text:p>
          </table:table-cell>
          <table:table-cell office:value-type="float" office:value="3.29106077649">
            <text:p>3.29106077649</text:p>
          </table:table-cell>
          <table:table-cell office:value-type="float" office:value="2.81417136265">
            <text:p>2.81417136265</text:p>
          </table:table-cell>
          <table:table-cell office:value-type="float" office:value="3.70183120974">
            <text:p>3.70183120974</text:p>
          </table:table-cell>
          <table:table-cell office:value-type="float" office:value="2076.38559019">
            <text:p>2076.38559019</text:p>
          </table:table-cell>
          <table:table-cell office:value-type="float" office:value="-0.162320022908">
            <text:p>-0.162320022908</text:p>
          </table:table-cell>
          <table:table-cell office:value-type="float" office:value="121.433782304">
            <text:p>121.433782304</text:p>
          </table:table-cell>
          <table:table-cell office:value-type="float" office:value="1.07712563373">
            <text:p>1.0771256337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80">
            <text:p>580</text:p>
          </table:table-cell>
          <table:table-cell office:value-type="float" office:value="947.829030964">
            <text:p>947.829030964</text:p>
          </table:table-cell>
          <table:table-cell office:value-type="float" office:value="0.00105504259453">
            <text:p>0.00105504259453</text:p>
          </table:table-cell>
          <table:table-cell office:value-type="float" office:value="1420.58537531">
            <text:p>1420.58537531</text:p>
          </table:table-cell>
          <table:table-cell office:value-type="float" office:value="2032.51008014">
            <text:p>2032.51008014</text:p>
          </table:table-cell>
          <table:table-cell office:value-type="float" office:value="3.28447593237">
            <text:p>3.28447593237</text:p>
          </table:table-cell>
          <table:table-cell office:value-type="float" office:value="2.81544708697">
            <text:p>2.81544708697</text:p>
          </table:table-cell>
          <table:table-cell office:value-type="float" office:value="3.69650558128">
            <text:p>3.69650558128</text:p>
          </table:table-cell>
          <table:table-cell office:value-type="float" office:value="2089.05814793">
            <text:p>2089.05814793</text:p>
          </table:table-cell>
          <table:table-cell office:value-type="float" office:value="-0.163355179647">
            <text:p>-0.163355179647</text:p>
          </table:table-cell>
          <table:table-cell office:value-type="float" office:value="121.520521259">
            <text:p>121.520521259</text:p>
          </table:table-cell>
          <table:table-cell office:value-type="float" office:value="1.09721979322">
            <text:p>1.0972197932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590">
            <text:p>590</text:p>
          </table:table-cell>
          <table:table-cell office:value-type="float" office:value="950.81676303">
            <text:p>950.81676303</text:p>
          </table:table-cell>
          <table:table-cell office:value-type="float" office:value="0.00105172735577">
            <text:p>0.00105172735577</text:p>
          </table:table-cell>
          <table:table-cell office:value-type="float" office:value="1418.043606">
            <text:p>1418.043606</text:p>
          </table:table-cell>
          <table:table-cell office:value-type="float" office:value="2038.5627459">
            <text:p>2038.5627459</text:p>
          </table:table-cell>
          <table:table-cell office:value-type="float" office:value="3.27798154324">
            <text:p>3.27798154324</text:p>
          </table:table-cell>
          <table:table-cell office:value-type="float" office:value="2.81671167029">
            <text:p>2.81671167029</text:p>
          </table:table-cell>
          <table:table-cell office:value-type="float" office:value="3.69135069037">
            <text:p>3.69135069037</text:p>
          </table:table-cell>
          <table:table-cell office:value-type="float" office:value="2101.57638184">
            <text:p>2101.57638184</text:p>
          </table:table-cell>
          <table:table-cell office:value-type="float" office:value="-0.164348379878">
            <text:p>-0.164348379878</text:p>
          </table:table-cell>
          <table:table-cell office:value-type="float" office:value="121.587531401">
            <text:p>121.587531401</text:p>
          </table:table-cell>
          <table:table-cell office:value-type="float" office:value="1.11805095167">
            <text:p>1.1180509516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00">
            <text:p>600</text:p>
          </table:table-cell>
          <table:table-cell office:value-type="float" office:value="953.763949876">
            <text:p>953.763949876</text:p>
          </table:table-cell>
          <table:table-cell office:value-type="float" office:value="0.00104847745622">
            <text:p>0.00104847745622</text:p>
          </table:table-cell>
          <table:table-cell office:value-type="float" office:value="1415.55652283">
            <text:p>1415.55652283</text:p>
          </table:table-cell>
          <table:table-cell office:value-type="float" office:value="2044.64299656">
            <text:p>2044.64299656</text:p>
          </table:table-cell>
          <table:table-cell office:value-type="float" office:value="3.2715747027">
            <text:p>3.2715747027</text:p>
          </table:table-cell>
          <table:table-cell office:value-type="float" office:value="2.81796528725">
            <text:p>2.81796528725</text:p>
          </table:table-cell>
          <table:table-cell office:value-type="float" office:value="3.68635869264">
            <text:p>3.68635869264</text:p>
          </table:table-cell>
          <table:table-cell office:value-type="float" office:value="2113.94513368">
            <text:p>2113.94513368</text:p>
          </table:table-cell>
          <table:table-cell office:value-type="float" office:value="-0.165301752863">
            <text:p>-0.165301752863</text:p>
          </table:table-cell>
          <table:table-cell office:value-type="float" office:value="121.635179042">
            <text:p>121.635179042</text:p>
          </table:table-cell>
          <table:table-cell office:value-type="float" office:value="1.13964986277">
            <text:p>1.1396498627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10">
            <text:p>610</text:p>
          </table:table-cell>
          <table:table-cell office:value-type="float" office:value="956.671880002">
            <text:p>956.671880002</text:p>
          </table:table-cell>
          <table:table-cell office:value-type="float" office:value="0.00104529047096">
            <text:p>0.00104529047096</text:p>
          </table:table-cell>
          <table:table-cell office:value-type="float" office:value="1413.12237988">
            <text:p>1413.12237988</text:p>
          </table:table-cell>
          <table:table-cell office:value-type="float" office:value="2050.74956717">
            <text:p>2050.74956717</text:p>
          </table:table-cell>
          <table:table-cell office:value-type="float" office:value="3.26525264824">
            <text:p>3.26525264824</text:p>
          </table:table-cell>
          <table:table-cell office:value-type="float" office:value="2.81920811713">
            <text:p>2.81920811713</text:p>
          </table:table-cell>
          <table:table-cell office:value-type="float" office:value="3.68152223443">
            <text:p>3.68152223443</text:p>
          </table:table-cell>
          <table:table-cell office:value-type="float" office:value="2126.1690209">
            <text:p>2126.1690209</text:p>
          </table:table-cell>
          <table:table-cell office:value-type="float" office:value="-0.166217288895">
            <text:p>-0.166217288895</text:p>
          </table:table-cell>
          <table:table-cell office:value-type="float" office:value="121.663822927">
            <text:p>121.663822927</text:p>
          </table:table-cell>
          <table:table-cell office:value-type="float" office:value="1.16204858362">
            <text:p>1.1620485836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20">
            <text:p>620</text:p>
          </table:table-cell>
          <table:table-cell office:value-type="float" office:value="959.541778287">
            <text:p>959.541778287</text:p>
          </table:table-cell>
          <table:table-cell office:value-type="float" office:value="0.00104216410648">
            <text:p>0.00104216410648</text:p>
          </table:table-cell>
          <table:table-cell office:value-type="float" office:value="1410.73951587">
            <text:p>1410.73951587</text:p>
          </table:table-cell>
          <table:table-cell office:value-type="float" office:value="2056.88126189">
            <text:p>2056.88126189</text:p>
          </table:table-cell>
          <table:table-cell office:value-type="float" office:value="3.25901275176">
            <text:p>3.25901275176</text:p>
          </table:table-cell>
          <table:table-cell office:value-type="float" office:value="2.8204403427">
            <text:p>2.8204403427</text:p>
          </table:table-cell>
          <table:table-cell office:value-type="float" office:value="3.67683441428">
            <text:p>3.67683441428</text:p>
          </table:table-cell>
          <table:table-cell office:value-type="float" office:value="2138.25245">
            <text:p>2138.25245</text:p>
          </table:table-cell>
          <table:table-cell office:value-type="float" office:value="-0.167096850432">
            <text:p>-0.167096850432</text:p>
          </table:table-cell>
          <table:table-cell office:value-type="float" office:value="121.673814739">
            <text:p>121.673814739</text:p>
          </table:table-cell>
          <table:table-cell office:value-type="float" office:value="1.18528055382">
            <text:p>1.1852805538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30">
            <text:p>630</text:p>
          </table:table-cell>
          <table:table-cell office:value-type="float" office:value="962.374810163">
            <text:p>962.374810163</text:p>
          </table:table-cell>
          <table:table-cell office:value-type="float" office:value="0.00103909619146">
            <text:p>0.00103909619146</text:p>
          </table:table-cell>
          <table:table-cell office:value-type="float" office:value="1408.4063487">
            <text:p>1408.4063487</text:p>
          </table:table-cell>
          <table:table-cell office:value-type="float" office:value="2063.03694932">
            <text:p>2063.03694932</text:p>
          </table:table-cell>
          <table:table-cell office:value-type="float" office:value="3.25285251085">
            <text:p>3.25285251085</text:p>
          </table:table-cell>
          <table:table-cell office:value-type="float" office:value="2.8216621494">
            <text:p>2.8216621494</text:p>
          </table:table-cell>
          <table:table-cell office:value-type="float" office:value="3.67228874798">
            <text:p>3.67228874798</text:p>
          </table:table-cell>
          <table:table-cell office:value-type="float" office:value="2150.19962896">
            <text:p>2150.19962896</text:p>
          </table:table-cell>
          <table:table-cell office:value-type="float" office:value="-0.167942182172">
            <text:p>-0.167942182172</text:p>
          </table:table-cell>
          <table:table-cell office:value-type="float" office:value="121.665499554">
            <text:p>121.665499554</text:p>
          </table:table-cell>
          <table:table-cell office:value-type="float" office:value="1.20938067784">
            <text:p>1.2093806778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40">
            <text:p>640</text:p>
          </table:table-cell>
          <table:table-cell office:value-type="float" office:value="965.172085466">
            <text:p>965.172085466</text:p>
          </table:table-cell>
          <table:table-cell office:value-type="float" office:value="0.00103608466828">
            <text:p>0.00103608466828</text:p>
          </table:table-cell>
          <table:table-cell office:value-type="float" office:value="1406.12137039">
            <text:p>1406.12137039</text:p>
          </table:table-cell>
          <table:table-cell office:value-type="float" office:value="2069.21555808">
            <text:p>2069.21555808</text:p>
          </table:table-cell>
          <table:table-cell office:value-type="float" office:value="3.24676954075">
            <text:p>3.24676954075</text:p>
          </table:table-cell>
          <table:table-cell office:value-type="float" office:value="2.82287372452">
            <text:p>2.82287372452</text:p>
          </table:table-cell>
          <table:table-cell office:value-type="float" office:value="3.6678791369">
            <text:p>3.6678791369</text:p>
          </table:table-cell>
          <table:table-cell office:value-type="float" office:value="2162.01457871">
            <text:p>2162.01457871</text:p>
          </table:table-cell>
          <table:table-cell office:value-type="float" office:value="-0.168754920189">
            <text:p>-0.168754920189</text:p>
          </table:table-cell>
          <table:table-cell office:value-type="float" office:value="121.639216258">
            <text:p>121.639216258</text:p>
          </table:table-cell>
          <table:table-cell office:value-type="float" office:value="1.23438541101">
            <text:p>1.2343854110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50">
            <text:p>650</text:p>
          </table:table-cell>
          <table:table-cell office:value-type="float" office:value="967.934661962">
            <text:p>967.934661962</text:p>
          </table:table-cell>
          <table:table-cell office:value-type="float" office:value="0.00103312758526">
            <text:p>0.00103312758526</text:p>
          </table:table-cell>
          <table:table-cell office:value-type="float" office:value="1403.88314245">
            <text:p>1403.88314245</text:p>
          </table:table-cell>
          <table:table-cell office:value-type="float" office:value="2075.41607286">
            <text:p>2075.41607286</text:p>
          </table:table-cell>
          <table:table-cell office:value-type="float" office:value="3.24076156697">
            <text:p>3.24076156697</text:p>
          </table:table-cell>
          <table:table-cell office:value-type="float" office:value="2.82407525646">
            <text:p>2.82407525646</text:p>
          </table:table-cell>
          <table:table-cell office:value-type="float" office:value="3.66359983919">
            <text:p>3.66359983919</text:p>
          </table:table-cell>
          <table:table-cell office:value-type="float" office:value="2173.70114382">
            <text:p>2173.70114382</text:p>
          </table:table-cell>
          <table:table-cell office:value-type="float" office:value="-0.169536600231">
            <text:p>-0.169536600231</text:p>
          </table:table-cell>
          <table:table-cell office:value-type="float" office:value="121.595297923">
            <text:p>121.595297923</text:p>
          </table:table-cell>
          <table:table-cell office:value-type="float" office:value="1.26033284947">
            <text:p>1.2603328494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60">
            <text:p>660</text:p>
          </table:table-cell>
          <table:table-cell office:value-type="float" office:value="970.663548611">
            <text:p>970.663548611</text:p>
          </table:table-cell>
          <table:table-cell office:value-type="float" office:value="0.00103022308959">
            <text:p>0.00103022308959</text:p>
          </table:table-cell>
          <table:table-cell office:value-type="float" office:value="1401.69029158">
            <text:p>1401.69029158</text:p>
          </table:table-cell>
          <table:table-cell office:value-type="float" office:value="2081.63753071">
            <text:p>2081.63753071</text:p>
          </table:table-cell>
          <table:table-cell office:value-type="float" office:value="3.23482641849">
            <text:p>3.23482641849</text:p>
          </table:table-cell>
          <table:table-cell office:value-type="float" office:value="2.82526693418">
            <text:p>2.82526693418</text:p>
          </table:table-cell>
          <table:table-cell office:value-type="float" office:value="3.65944544353">
            <text:p>3.65944544353</text:p>
          </table:table-cell>
          <table:table-cell office:value-type="float" office:value="2185.26300242">
            <text:p>2185.26300242</text:p>
          </table:table-cell>
          <table:table-cell office:value-type="float" office:value="-0.170288665268">
            <text:p>-0.170288665268</text:p>
          </table:table-cell>
          <table:table-cell office:value-type="float" office:value="121.534072151">
            <text:p>121.534072151</text:p>
          </table:table-cell>
          <table:table-cell office:value-type="float" office:value="1.28726282439">
            <text:p>1.2872628243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70">
            <text:p>670</text:p>
          </table:table-cell>
          <table:table-cell office:value-type="float" office:value="973.359708571">
            <text:p>973.359708571</text:p>
          </table:table-cell>
          <table:table-cell office:value-type="float" office:value="0.00102736942077">
            <text:p>0.00102736942077</text:p>
          </table:table-cell>
          <table:table-cell office:value-type="float" office:value="1399.54150574">
            <text:p>1399.54150574</text:p>
          </table:table-cell>
          <table:table-cell office:value-type="float" office:value="2087.87901766">
            <text:p>2087.87901766</text:p>
          </table:table-cell>
          <table:table-cell office:value-type="float" office:value="3.22896202145">
            <text:p>3.22896202145</text:p>
          </table:table-cell>
          <table:table-cell office:value-type="float" office:value="2.82644894662">
            <text:p>2.82644894662</text:p>
          </table:table-cell>
          <table:table-cell office:value-type="float" office:value="3.65541084519">
            <text:p>3.65541084519</text:p>
          </table:table-cell>
          <table:table-cell office:value-type="float" office:value="2196.70367542">
            <text:p>2196.70367542</text:p>
          </table:table-cell>
          <table:table-cell office:value-type="float" office:value="-0.17101247237">
            <text:p>-0.17101247237</text:p>
          </table:table-cell>
          <table:table-cell office:value-type="float" office:value="121.45586139">
            <text:p>121.45586139</text:p>
          </table:table-cell>
          <table:table-cell office:value-type="float" office:value="1.31521700074">
            <text:p>1.3152170007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80">
            <text:p>680</text:p>
          </table:table-cell>
          <table:table-cell office:value-type="float" office:value="976.024061974">
            <text:p>976.024061974</text:p>
          </table:table-cell>
          <table:table-cell office:value-type="float" office:value="0.00102456490466">
            <text:p>0.00102456490466</text:p>
          </table:table-cell>
          <table:table-cell office:value-type="float" office:value="1397.43553045">
            <text:p>1397.43553045</text:p>
          </table:table-cell>
          <table:table-cell office:value-type="float" office:value="2094.13966562">
            <text:p>2094.13966562</text:p>
          </table:table-cell>
          <table:table-cell office:value-type="float" office:value="3.22316639335">
            <text:p>3.22316639335</text:p>
          </table:table-cell>
          <table:table-cell office:value-type="float" office:value="2.82762148225">
            <text:p>2.82762148225</text:p>
          </table:table-cell>
          <table:table-cell office:value-type="float" office:value="3.65149122418">
            <text:p>3.65149122418</text:p>
          </table:table-cell>
          <table:table-cell office:value-type="float" office:value="2208.02653512">
            <text:p>2208.02653512</text:p>
          </table:table-cell>
          <table:table-cell office:value-type="float" office:value="-0.171709298978">
            <text:p>-0.171709298978</text:p>
          </table:table-cell>
          <table:table-cell office:value-type="float" office:value="121.360983211">
            <text:p>121.360983211</text:p>
          </table:table-cell>
          <table:table-cell office:value-type="float" office:value="1.34423898106">
            <text:p>1.34423898106</text:p>
          </table:table-cell>
          <table:table-cell office:value-type="string">
            <text:p>supercritical</text:p>
          </table:table-cell>
        </table:table-row>
        <table:table-row table:style-name="ro1">
          <table:table-cell table:number-columns-repeated="2" office:value-type="float" office:value="690">
            <text:p>690</text:p>
          </table:table-cell>
          <table:table-cell office:value-type="float" office:value="978.657488498">
            <text:p>978.657488498</text:p>
          </table:table-cell>
          <table:table-cell office:value-type="float" office:value="0.00102180794788">
            <text:p>0.00102180794788</text:p>
          </table:table-cell>
          <table:table-cell office:value-type="float" office:value="1395.37116544">
            <text:p>1395.37116544</text:p>
          </table:table-cell>
          <table:table-cell office:value-type="float" office:value="2100.41864948">
            <text:p>2100.41864948</text:p>
          </table:table-cell>
          <table:table-cell office:value-type="float" office:value="3.21743763769">
            <text:p>3.21743763769</text:p>
          </table:table-cell>
          <table:table-cell office:value-type="float" office:value="2.82878472866">
            <text:p>2.82878472866</text:p>
          </table:table-cell>
          <table:table-cell office:value-type="float" office:value="3.64768202526">
            <text:p>3.64768202526</text:p>
          </table:table-cell>
          <table:table-cell office:value-type="float" office:value="2219.23481324">
            <text:p>2219.23481324</text:p>
          </table:table-cell>
          <table:table-cell office:value-type="float" office:value="-0.172380348635">
            <text:p>-0.172380348635</text:p>
          </table:table-cell>
          <table:table-cell office:value-type="float" office:value="121.249750575">
            <text:p>121.249750575</text:p>
          </table:table-cell>
          <table:table-cell office:value-type="float" office:value="1.37437441448">
            <text:p>1.3743744144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 office:value-type="float" office:value="981.260829744">
            <text:p>981.260829744</text:p>
          </table:table-cell>
          <table:table-cell office:value-type="float" office:value="0.00101909703281">
            <text:p>0.00101909703281</text:p>
          </table:table-cell>
          <table:table-cell office:value-type="float" office:value="1393.34726152">
            <text:p>1393.34726152</text:p>
          </table:table-cell>
          <table:table-cell office:value-type="float" office:value="2106.71518448">
            <text:p>2106.71518448</text:p>
          </table:table-cell>
          <table:table-cell office:value-type="float" office:value="3.21177393892">
            <text:p>3.21177393892</text:p>
          </table:table-cell>
          <table:table-cell office:value-type="float" office:value="2.82993887221">
            <text:p>2.82993887221</text:p>
          </table:table-cell>
          <table:table-cell office:value-type="float" office:value="3.64397893964">
            <text:p>3.64397893964</text:p>
          </table:table-cell>
          <table:table-cell office:value-type="float" office:value="2230.3316084">
            <text:p>2230.3316084</text:p>
          </table:table-cell>
          <table:table-cell office:value-type="float" office:value="-0.173026756232">
            <text:p>-0.173026756232</text:p>
          </table:table-cell>
          <table:table-cell office:value-type="float" office:value="121.122472065">
            <text:p>121.122472065</text:p>
          </table:table-cell>
          <table:table-cell office:value-type="float" office:value="1.40567111151">
            <text:p>1.4056711115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10">
            <text:p>710</text:p>
          </table:table-cell>
          <table:table-cell office:value-type="float" office:value="983.834891443">
            <text:p>983.834891443</text:p>
          </table:table-cell>
          <table:table-cell office:value-type="float" office:value="0.00101643071281">
            <text:p>0.00101643071281</text:p>
          </table:table-cell>
          <table:table-cell office:value-type="float" office:value="1391.36271761">
            <text:p>1391.36271761</text:p>
          </table:table-cell>
          <table:table-cell office:value-type="float" office:value="2113.02852371">
            <text:p>2113.02852371</text:p>
          </table:table-cell>
          <table:table-cell office:value-type="float" office:value="3.20617355787">
            <text:p>3.20617355787</text:p>
          </table:table-cell>
          <table:table-cell office:value-type="float" office:value="2.83108409771">
            <text:p>2.83108409771</text:p>
          </table:table-cell>
          <table:table-cell office:value-type="float" office:value="3.64037788813">
            <text:p>3.64037788813</text:p>
          </table:table-cell>
          <table:table-cell office:value-type="float" office:value="2241.31989314">
            <text:p>2241.31989314</text:p>
          </table:table-cell>
          <table:table-cell office:value-type="float" office:value="-0.173649592804">
            <text:p>-0.173649592804</text:p>
          </table:table-cell>
          <table:table-cell office:value-type="float" office:value="120.9794521">
            <text:p>120.9794521</text:p>
          </table:table-cell>
          <table:table-cell office:value-type="float" office:value="1.43817916477">
            <text:p>1.4381791647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20">
            <text:p>720</text:p>
          </table:table-cell>
          <table:table-cell office:value-type="float" office:value="986.380445504">
            <text:p>986.380445504</text:p>
          </table:table-cell>
          <table:table-cell office:value-type="float" office:value="0.00101380760797">
            <text:p>0.00101380760797</text:p>
          </table:table-cell>
          <table:table-cell office:value-type="float" office:value="1389.41647811">
            <text:p>1389.41647811</text:p>
          </table:table-cell>
          <table:table-cell office:value-type="float" office:value="2119.35795585">
            <text:p>2119.35795585</text:p>
          </table:table-cell>
          <table:table-cell office:value-type="float" office:value="3.20063482743">
            <text:p>3.20063482743</text:p>
          </table:table-cell>
          <table:table-cell office:value-type="float" office:value="2.83222058816">
            <text:p>2.83222058816</text:p>
          </table:table-cell>
          <table:table-cell office:value-type="float" office:value="3.63687500579">
            <text:p>3.63687500579</text:p>
          </table:table-cell>
          <table:table-cell office:value-type="float" office:value="2252.20252046">
            <text:p>2252.20252046</text:p>
          </table:table-cell>
          <table:table-cell office:value-type="float" office:value="-0.174249869944">
            <text:p>-0.174249869944</text:p>
          </table:table-cell>
          <table:table-cell office:value-type="float" office:value="120.82099113">
            <text:p>120.82099113</text:p>
          </table:table-cell>
          <table:table-cell office:value-type="float" office:value="1.47195107641">
            <text:p>1.4719510764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30">
            <text:p>730</text:p>
          </table:table-cell>
          <table:table-cell office:value-type="float" office:value="988.898231919">
            <text:p>988.898231919</text:p>
          </table:table-cell>
          <table:table-cell office:value-type="float" office:value="0.00101122640098">
            <text:p>0.00101122640098</text:p>
          </table:table-cell>
          <table:table-cell office:value-type="float" office:value="1387.50753036">
            <text:p>1387.50753036</text:p>
          </table:table-cell>
          <table:table-cell office:value-type="float" office:value="2125.70280308">
            <text:p>2125.70280308</text:p>
          </table:table-cell>
          <table:table-cell office:value-type="float" office:value="3.19515614853">
            <text:p>3.19515614853</text:p>
          </table:table-cell>
          <table:table-cell office:value-type="float" office:value="2.83334852452">
            <text:p>2.83334852452</text:p>
          </table:table-cell>
          <table:table-cell office:value-type="float" office:value="3.6334666277">
            <text:p>3.6334666277</text:p>
          </table:table-cell>
          <table:table-cell office:value-type="float" office:value="2262.98222993">
            <text:p>2262.98222993</text:p>
          </table:table-cell>
          <table:table-cell office:value-type="float" office:value="-0.174828543842">
            <text:p>-0.174828543842</text:p>
          </table:table-cell>
          <table:table-cell office:value-type="float" office:value="120.647385818">
            <text:p>120.647385818</text:p>
          </table:table-cell>
          <table:table-cell office:value-type="float" office:value="1.5070418923">
            <text:p>1.507041892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40">
            <text:p>740</text:p>
          </table:table-cell>
          <table:table-cell office:value-type="float" office:value="991.38896053">
            <text:p>991.38896053</text:p>
          </table:table-cell>
          <table:table-cell office:value-type="float" office:value="0.00100868583353">
            <text:p>0.00100868583353</text:p>
          </table:table-cell>
          <table:table-cell office:value-type="float" office:value="1385.63490226">
            <text:p>1385.63490226</text:p>
          </table:table-cell>
          <table:table-cell office:value-type="float" office:value="2132.06241907">
            <text:p>2132.06241907</text:p>
          </table:table-cell>
          <table:table-cell office:value-type="float" office:value="3.18973598647">
            <text:p>3.18973598647</text:p>
          </table:table-cell>
          <table:table-cell office:value-type="float" office:value="2.83446808552">
            <text:p>2.83446808552</text:p>
          </table:table-cell>
          <table:table-cell office:value-type="float" office:value="3.63014927589">
            <text:p>3.63014927589</text:p>
          </table:table-cell>
          <table:table-cell office:value-type="float" office:value="2273.6616535">
            <text:p>2273.6616535</text:p>
          </table:table-cell>
          <table:table-cell office:value-type="float" office:value="-0.175386519006">
            <text:p>-0.175386519006</text:p>
          </table:table-cell>
          <table:table-cell office:value-type="float" office:value="120.458929194">
            <text:p>120.458929194</text:p>
          </table:table-cell>
          <table:table-cell office:value-type="float" office:value="1.54350934379">
            <text:p>1.5435093437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50">
            <text:p>750</text:p>
          </table:table-cell>
          <table:table-cell office:value-type="float" office:value="993.853312682">
            <text:p>993.853312682</text:p>
          </table:table-cell>
          <table:table-cell office:value-type="float" office:value="0.00100618470275">
            <text:p>0.00100618470275</text:p>
          </table:table-cell>
          <table:table-cell office:value-type="float" office:value="1383.79766015">
            <text:p>1383.79766015</text:p>
          </table:table-cell>
          <table:table-cell office:value-type="float" office:value="2138.43618721">
            <text:p>2138.43618721</text:p>
          </table:table-cell>
          <table:table-cell office:value-type="float" office:value="3.1843728674">
            <text:p>3.1843728674</text:p>
          </table:table-cell>
          <table:table-cell office:value-type="float" office:value="2.83557944748">
            <text:p>2.83557944748</text:p>
          </table:table-cell>
          <table:table-cell office:value-type="float" office:value="3.62691964734">
            <text:p>3.62691964734</text:p>
          </table:table-cell>
          <table:table-cell office:value-type="float" office:value="2284.24332087">
            <text:p>2284.24332087</text:p>
          </table:table-cell>
          <table:table-cell office:value-type="float" office:value="-0.175924651688">
            <text:p>-0.175924651688</text:p>
          </table:table-cell>
          <table:table-cell office:value-type="float" office:value="120.255910808">
            <text:p>120.255910808</text:p>
          </table:table-cell>
          <table:table-cell office:value-type="float" office:value="1.58141399725">
            <text:p>1.5814139972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60">
            <text:p>760</text:p>
          </table:table-cell>
          <table:table-cell office:value-type="float" office:value="996.291942758">
            <text:p>996.291942758</text:p>
          </table:table-cell>
          <table:table-cell office:value-type="float" office:value="0.0010037218581">
            <text:p>0.0010037218581</text:p>
          </table:table-cell>
          <table:table-cell office:value-type="float" office:value="1381.99490672">
            <text:p>1381.99490672</text:p>
          </table:table-cell>
          <table:table-cell office:value-type="float" office:value="2144.82351888">
            <text:p>2144.82351888</text:p>
          </table:table-cell>
          <table:table-cell office:value-type="float" office:value="3.17906537509">
            <text:p>3.17906537509</text:p>
          </table:table-cell>
          <table:table-cell office:value-type="float" office:value="2.83668278417">
            <text:p>2.83668278417</text:p>
          </table:table-cell>
          <table:table-cell office:value-type="float" office:value="3.62377460285">
            <text:p>3.62377460285</text:p>
          </table:table-cell>
          <table:table-cell office:value-type="float" office:value="2294.72966452">
            <text:p>2294.72966452</text:p>
          </table:table-cell>
          <table:table-cell office:value-type="float" office:value="-0.176443753037">
            <text:p>-0.176443753037</text:p>
          </table:table-cell>
          <table:table-cell office:value-type="float" office:value="120.038616858">
            <text:p>120.038616858</text:p>
          </table:table-cell>
          <table:table-cell office:value-type="float" office:value="1.62081941213">
            <text:p>1.6208194121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70">
            <text:p>770</text:p>
          </table:table-cell>
          <table:table-cell office:value-type="float" office:value="998.705479613">
            <text:p>998.705479613</text:p>
          </table:table-cell>
          <table:table-cell office:value-type="float" office:value="0.00100129619834">
            <text:p>0.00100129619834</text:p>
          </table:table-cell>
          <table:table-cell office:value-type="float" office:value="1380.22577916">
            <text:p>1380.22577916</text:p>
          </table:table-cell>
          <table:table-cell office:value-type="float" office:value="2151.22385189">
            <text:p>2151.22385189</text:p>
          </table:table-cell>
          <table:table-cell office:value-type="float" office:value="3.17381214793">
            <text:p>3.17381214793</text:p>
          </table:table-cell>
          <table:table-cell office:value-type="float" office:value="2.83777826669">
            <text:p>2.83777826669</text:p>
          </table:table-cell>
          <table:table-cell office:value-type="float" office:value="3.62071115679">
            <text:p>3.62071115679</text:p>
          </table:table-cell>
          <table:table-cell office:value-type="float" office:value="2305.12302455">
            <text:p>2305.12302455</text:p>
          </table:table-cell>
          <table:table-cell office:value-type="float" office:value="-0.176944592015">
            <text:p>-0.176944592015</text:p>
          </table:table-cell>
          <table:table-cell office:value-type="float" office:value="119.807330313">
            <text:p>119.807330313</text:p>
          </table:table-cell>
          <table:table-cell office:value-type="float" office:value="1.66179230796">
            <text:p>1.6617923079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80">
            <text:p>780</text:p>
          </table:table-cell>
          <table:table-cell office:value-type="float" office:value="1001.09452791">
            <text:p>1001.09452791</text:p>
          </table:table-cell>
          <table:table-cell office:value-type="float" office:value="0.000998906668767">
            <text:p>0.000998906668767</text:p>
          </table:table-cell>
          <table:table-cell office:value-type="float" office:value="1378.48944735">
            <text:p>1378.48944735</text:p>
          </table:table-cell>
          <table:table-cell office:value-type="float" office:value="2157.63664899">
            <text:p>2157.63664899</text:p>
          </table:table-cell>
          <table:table-cell office:value-type="float" office:value="3.16861187612">
            <text:p>3.16861187612</text:p>
          </table:table-cell>
          <table:table-cell office:value-type="float" office:value="2.8388660634">
            <text:p>2.8388660634</text:p>
          </table:table-cell>
          <table:table-cell office:value-type="float" office:value="3.61772646758">
            <text:p>3.61772646758</text:p>
          </table:table-cell>
          <table:table-cell office:value-type="float" office:value="2315.42565306">
            <text:p>2315.42565306</text:p>
          </table:table-cell>
          <table:table-cell office:value-type="float" office:value="-0.177427898079">
            <text:p>-0.177427898079</text:p>
          </table:table-cell>
          <table:table-cell office:value-type="float" office:value="119.562331025">
            <text:p>119.562331025</text:p>
          </table:table-cell>
          <table:table-cell office:value-type="float" office:value="1.70440274097">
            <text:p>1.7044027409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90">
            <text:p>790</text:p>
          </table:table-cell>
          <table:table-cell office:value-type="float" office:value="1003.4596694">
            <text:p>1003.4596694</text:p>
          </table:table-cell>
          <table:table-cell office:value-type="float" office:value="0.00099655225865">
            <text:p>0.00099655225865</text:p>
          </table:table-cell>
          <table:table-cell office:value-type="float" office:value="1376.78511219">
            <text:p>1376.78511219</text:p>
          </table:table-cell>
          <table:table-cell office:value-type="float" office:value="2164.06139653">
            <text:p>2164.06139653</text:p>
          </table:table-cell>
          <table:table-cell office:value-type="float" office:value="3.16346329895">
            <text:p>3.16346329895</text:p>
          </table:table-cell>
          <table:table-cell office:value-type="float" office:value="2.83994633979">
            <text:p>2.83994633979</text:p>
          </table:table-cell>
          <table:table-cell office:value-type="float" office:value="3.61481782894">
            <text:p>3.61481782894</text:p>
          </table:table-cell>
          <table:table-cell office:value-type="float" office:value="2325.63971847">
            <text:p>2325.63971847</text:p>
          </table:table-cell>
          <table:table-cell office:value-type="float" office:value="-0.177894363672">
            <text:p>-0.177894363672</text:p>
          </table:table-cell>
          <table:table-cell office:value-type="float" office:value="119.303895822">
            <text:p>119.303895822</text:p>
          </table:table-cell>
          <table:table-cell office:value-type="float" office:value="1.74872429089">
            <text:p>1.74872429089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00">
            <text:p>800</text:p>
          </table:table-cell>
          <table:table-cell office:value-type="float" office:value="1005.80146402">
            <text:p>1005.80146402</text:p>
          </table:table-cell>
          <table:table-cell office:value-type="float" office:value="0.000994231998827">
            <text:p>0.000994231998827</text:p>
          </table:table-cell>
          <table:table-cell office:value-type="float" office:value="1375.11200409">
            <text:p>1375.11200409</text:p>
          </table:table-cell>
          <table:table-cell office:value-type="float" office:value="2170.49760315">
            <text:p>2170.49760315</text:p>
          </table:table-cell>
          <table:table-cell office:value-type="float" office:value="3.15836520243">
            <text:p>3.15836520243</text:p>
          </table:table-cell>
          <table:table-cell office:value-type="float" office:value="2.84101925845">
            <text:p>2.84101925845</text:p>
          </table:table-cell>
          <table:table-cell office:value-type="float" office:value="3.61198266173">
            <text:p>3.61198266173</text:p>
          </table:table-cell>
          <table:table-cell office:value-type="float" office:value="2335.76730942">
            <text:p>2335.76730942</text:p>
          </table:table-cell>
          <table:table-cell office:value-type="float" office:value="-0.178344646524">
            <text:p>-0.178344646524</text:p>
          </table:table-cell>
          <table:table-cell office:value-type="float" office:value="119.032298602">
            <text:p>119.032298602</text:p>
          </table:table-cell>
          <table:table-cell office:value-type="float" office:value="1.79483425862">
            <text:p>1.7948342586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10">
            <text:p>810</text:p>
          </table:table-cell>
          <table:table-cell office:value-type="float" office:value="1008.12045111">
            <text:p>1008.12045111</text:p>
          </table:table-cell>
          <table:table-cell office:value-type="float" office:value="0.000991944959456">
            <text:p>0.000991944959456</text:p>
          </table:table-cell>
          <table:table-cell office:value-type="float" office:value="1373.46938144">
            <text:p>1373.46938144</text:p>
          </table:table-cell>
          <table:table-cell office:value-type="float" office:value="2176.9447986">
            <text:p>2176.9447986</text:p>
          </table:table-cell>
          <table:table-cell office:value-type="float" office:value="3.15331641688">
            <text:p>3.15331641688</text:p>
          </table:table-cell>
          <table:table-cell office:value-type="float" office:value="2.84208497901">
            <text:p>2.84208497901</text:p>
          </table:table-cell>
          <table:table-cell office:value-type="float" office:value="3.60921850638">
            <text:p>3.60921850638</text:p>
          </table:table-cell>
          <table:table-cell office:value-type="float" office:value="2345.81043853">
            <text:p>2345.81043853</text:p>
          </table:table-cell>
          <table:table-cell office:value-type="float" office:value="-0.178779371782">
            <text:p>-0.178779371782</text:p>
          </table:table-cell>
          <table:table-cell office:value-type="float" office:value="118.747810413">
            <text:p>118.747810413</text:p>
          </table:table-cell>
          <table:table-cell office:value-type="float" office:value="1.84281387547">
            <text:p>1.8428138754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20">
            <text:p>820</text:p>
          </table:table-cell>
          <table:table-cell office:value-type="float" office:value="1010.41715031">
            <text:p>1010.41715031</text:p>
          </table:table-cell>
          <table:table-cell office:value-type="float" office:value="0.000989690247929">
            <text:p>0.000989690247929</text:p>
          </table:table-cell>
          <table:table-cell office:value-type="float" office:value="1371.85652933">
            <text:p>1371.85652933</text:p>
          </table:table-cell>
          <table:table-cell office:value-type="float" office:value="2183.40253263">
            <text:p>2183.40253263</text:p>
          </table:table-cell>
          <table:table-cell office:value-type="float" office:value="3.1483158148">
            <text:p>3.1483158148</text:p>
          </table:table-cell>
          <table:table-cell office:value-type="float" office:value="2.8431436581">
            <text:p>2.8431436581</text:p>
          </table:table-cell>
          <table:table-cell office:value-type="float" office:value="3.60652301588">
            <text:p>3.60652301588</text:p>
          </table:table-cell>
          <table:table-cell office:value-type="float" office:value="2355.77104593">
            <text:p>2355.77104593</text:p>
          </table:table-cell>
          <table:table-cell office:value-type="float" office:value="-0.179199133985">
            <text:p>-0.179199133985</text:p>
          </table:table-cell>
          <table:table-cell office:value-type="float" office:value="118.450699524">
            <text:p>118.450699524</text:p>
          </table:table-cell>
          <table:table-cell office:value-type="float" office:value="1.89274852478">
            <text:p>1.8927485247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30">
            <text:p>830</text:p>
          </table:table-cell>
          <table:table-cell office:value-type="float" office:value="1012.69206262">
            <text:p>1012.69206262</text:p>
          </table:table-cell>
          <table:table-cell office:value-type="float" office:value="0.00098746700691">
            <text:p>0.00098746700691</text:p>
          </table:table-cell>
          <table:table-cell office:value-type="float" office:value="1370.27275817">
            <text:p>1370.27275817</text:p>
          </table:table-cell>
          <table:table-cell office:value-type="float" office:value="2189.87037391">
            <text:p>2189.87037391</text:p>
          </table:table-cell>
          <table:table-cell office:value-type="float" office:value="3.14336230883">
            <text:p>3.14336230883</text:p>
          </table:table-cell>
          <table:table-cell office:value-type="float" office:value="2.84419544934">
            <text:p>2.84419544934</text:p>
          </table:table-cell>
          <table:table-cell office:value-type="float" office:value="3.60389394929">
            <text:p>3.60389394929</text:p>
          </table:table-cell>
          <table:table-cell office:value-type="float" office:value="2365.65100261">
            <text:p>2365.65100261</text:p>
          </table:table-cell>
          <table:table-cell office:value-type="float" office:value="-0.179604498904">
            <text:p>-0.179604498904</text:p>
          </table:table-cell>
          <table:table-cell office:value-type="float" office:value="118.141231494">
            <text:p>118.141231494</text:p>
          </table:table-cell>
          <table:table-cell office:value-type="float" office:value="1.94472797663">
            <text:p>1.94472797663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40">
            <text:p>840</text:p>
          </table:table-cell>
          <table:table-cell office:value-type="float" office:value="1014.94567128">
            <text:p>1014.94567128</text:p>
          </table:table-cell>
          <table:table-cell office:value-type="float" office:value="0.000985274412508">
            <text:p>0.000985274412508</text:p>
          </table:table-cell>
          <table:table-cell office:value-type="float" office:value="1368.71740257">
            <text:p>1368.71740257</text:p>
          </table:table-cell>
          <table:table-cell office:value-type="float" office:value="2196.34790908">
            <text:p>2196.34790908</text:p>
          </table:table-cell>
          <table:table-cell office:value-type="float" office:value="3.13845484982">
            <text:p>3.13845484982</text:p>
          </table:table-cell>
          <table:table-cell office:value-type="float" office:value="2.84524050331">
            <text:p>2.84524050331</text:p>
          </table:table-cell>
          <table:table-cell office:value-type="float" office:value="3.60132916563">
            <text:p>3.60132916563</text:p>
          </table:table-cell>
          <table:table-cell office:value-type="float" office:value="2375.45211355">
            <text:p>2375.45211355</text:p>
          </table:table-cell>
          <table:table-cell office:value-type="float" office:value="-0.179996005241">
            <text:p>-0.179996005241</text:p>
          </table:table-cell>
          <table:table-cell office:value-type="float" office:value="117.819669227">
            <text:p>117.819669227</text:p>
          </table:table-cell>
          <table:table-cell office:value-type="float" office:value="1.99884663654">
            <text:p>1.9988466365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50">
            <text:p>850</text:p>
          </table:table-cell>
          <table:table-cell office:value-type="float" office:value="1017.1784426">
            <text:p>1017.1784426</text:p>
          </table:table-cell>
          <table:table-cell office:value-type="float" office:value="0.000983111672564">
            <text:p>0.000983111672564</text:p>
          </table:table-cell>
          <table:table-cell office:value-type="float" office:value="1367.18982014">
            <text:p>1367.18982014</text:p>
          </table:table-cell>
          <table:table-cell office:value-type="float" office:value="2202.83474182">
            <text:p>2202.83474182</text:p>
          </table:table-cell>
          <table:table-cell office:value-type="float" office:value="3.133592425">
            <text:p>3.133592425</text:p>
          </table:table-cell>
          <table:table-cell office:value-type="float" office:value="2.84627896753">
            <text:p>2.84627896753</text:p>
          </table:table-cell>
          <table:table-cell office:value-type="float" office:value="3.59882661823">
            <text:p>3.59882661823</text:p>
          </table:table-cell>
          <table:table-cell office:value-type="float" office:value="2385.1761207">
            <text:p>2385.1761207</text:p>
          </table:table-cell>
          <table:table-cell office:value-type="float" office:value="-0.180374166218">
            <text:p>-0.180374166218</text:p>
          </table:table-cell>
          <table:table-cell office:value-type="float" office:value="117.486273028">
            <text:p>117.486273028</text:p>
          </table:table-cell>
          <table:table-cell office:value-type="float" office:value="2.05520380915">
            <text:p>2.0552038091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60">
            <text:p>860</text:p>
          </table:table-cell>
          <table:table-cell office:value-type="float" office:value="1019.39082678">
            <text:p>1019.39082678</text:p>
          </table:table-cell>
          <table:table-cell office:value-type="float" office:value="0.000980978025043">
            <text:p>0.000980978025043</text:p>
          </table:table-cell>
          <table:table-cell office:value-type="float" office:value="1365.68939045">
            <text:p>1365.68939045</text:p>
          </table:table-cell>
          <table:table-cell office:value-type="float" office:value="2209.33049199">
            <text:p>2209.33049199</text:p>
          </table:table-cell>
          <table:table-cell office:value-type="float" office:value="3.12877405632">
            <text:p>3.12877405632</text:p>
          </table:table-cell>
          <table:table-cell office:value-type="float" office:value="2.84731098649">
            <text:p>2.84731098649</text:p>
          </table:table-cell>
          <table:table-cell office:value-type="float" office:value="3.5963843495">
            <text:p>3.5963843495</text:p>
          </table:table-cell>
          <table:table-cell office:value-type="float" office:value="2394.82470578">
            <text:p>2394.82470578</text:p>
          </table:table-cell>
          <table:table-cell office:value-type="float" office:value="-0.18073947105">
            <text:p>-0.18073947105</text:p>
          </table:table-cell>
          <table:table-cell office:value-type="float" office:value="117.141300648">
            <text:p>117.141300648</text:p>
          </table:table-cell>
          <table:table-cell office:value-type="float" office:value="2.11390397764">
            <text:p>2.1139039776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70">
            <text:p>870</text:p>
          </table:table-cell>
          <table:table-cell office:value-type="float" office:value="1021.58325866">
            <text:p>1021.58325866</text:p>
          </table:table-cell>
          <table:table-cell office:value-type="float" office:value="0.000978872736534">
            <text:p>0.000978872736534</text:p>
          </table:table-cell>
          <table:table-cell office:value-type="float" office:value="1364.21551403">
            <text:p>1364.21551403</text:p>
          </table:table-cell>
          <table:table-cell office:value-type="float" office:value="2215.83479481">
            <text:p>2215.83479481</text:p>
          </table:table-cell>
          <table:table-cell office:value-type="float" office:value="3.12399879886">
            <text:p>3.12399879886</text:p>
          </table:table-cell>
          <table:table-cell office:value-type="float" office:value="2.84833670164">
            <text:p>2.84833670164</text:p>
          </table:table-cell>
          <table:table-cell office:value-type="float" office:value="3.59400048599">
            <text:p>3.59400048599</text:p>
          </table:table-cell>
          <table:table-cell office:value-type="float" office:value="2404.39949297">
            <text:p>2404.39949297</text:p>
          </table:table-cell>
          <table:table-cell office:value-type="float" office:value="-0.181092386319">
            <text:p>-0.181092386319</text:p>
          </table:table-cell>
          <table:table-cell office:value-type="float" office:value="116.785007331">
            <text:p>116.785007331</text:p>
          </table:table-cell>
          <table:table-cell office:value-type="float" office:value="2.17505710021">
            <text:p>2.1750571002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80">
            <text:p>880</text:p>
          </table:table-cell>
          <table:table-cell office:value-type="float" office:value="1023.75615843">
            <text:p>1023.75615843</text:p>
          </table:table-cell>
          <table:table-cell office:value-type="float" office:value="0.000976795100831">
            <text:p>0.000976795100831</text:p>
          </table:table-cell>
          <table:table-cell office:value-type="float" office:value="1362.76761139">
            <text:p>1362.76761139</text:p>
          </table:table-cell>
          <table:table-cell office:value-type="float" office:value="2222.34730012">
            <text:p>2222.34730012</text:p>
          </table:table-cell>
          <table:table-cell office:value-type="float" office:value="3.11926573925">
            <text:p>3.11926573925</text:p>
          </table:table-cell>
          <table:table-cell office:value-type="float" office:value="2.84935625141">
            <text:p>2.84935625141</text:p>
          </table:table-cell>
          <table:table-cell office:value-type="float" office:value="3.59167323378">
            <text:p>3.59167323378</text:p>
          </table:table-cell>
          <table:table-cell office:value-type="float" office:value="2413.90205141">
            <text:p>2413.90205141</text:p>
          </table:table-cell>
          <table:table-cell office:value-type="float" office:value="-0.181433357259">
            <text:p>-0.181433357259</text:p>
          </table:table-cell>
          <table:table-cell office:value-type="float" office:value="116.417645843">
            <text:p>116.417645843</text:p>
          </table:table-cell>
          <table:table-cell office:value-type="float" office:value="2.23877892451">
            <text:p>2.2387789245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890">
            <text:p>890</text:p>
          </table:table-cell>
          <table:table-cell office:value-type="float" office:value="1025.9099323">
            <text:p>1025.9099323</text:p>
          </table:table-cell>
          <table:table-cell office:value-type="float" office:value="0.000974744437608">
            <text:p>0.000974744437608</text:p>
          </table:table-cell>
          <table:table-cell office:value-type="float" office:value="1361.34512215">
            <text:p>1361.34512215</text:p>
          </table:table-cell>
          <table:table-cell office:value-type="float" office:value="2228.86767163">
            <text:p>2228.86767163</text:p>
          </table:table-cell>
          <table:table-cell office:value-type="float" office:value="3.11457399435">
            <text:p>3.11457399435</text:p>
          </table:table-cell>
          <table:table-cell office:value-type="float" office:value="2.85036977123">
            <text:p>2.85036977123</text:p>
          </table:table-cell>
          <table:table-cell office:value-type="float" office:value="3.58940087426">
            <text:p>3.58940087426</text:p>
          </table:table-cell>
          <table:table-cell office:value-type="float" office:value="2423.33389759">
            <text:p>2423.33389759</text:p>
          </table:table-cell>
          <table:table-cell office:value-type="float" office:value="-0.181762808943">
            <text:p>-0.181762808943</text:p>
          </table:table-cell>
          <table:table-cell office:value-type="float" office:value="116.039466514">
            <text:p>116.039466514</text:p>
          </table:table-cell>
          <table:table-cell office:value-type="float" office:value="2.30519132128">
            <text:p>2.3051913212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00">
            <text:p>900</text:p>
          </table:table-cell>
          <table:table-cell office:value-type="float" office:value="1028.04497314">
            <text:p>1028.04497314</text:p>
          </table:table-cell>
          <table:table-cell office:value-type="float" office:value="0.000972720091174">
            <text:p>0.000972720091174</text:p>
          </table:table-cell>
          <table:table-cell office:value-type="float" office:value="1359.94750422">
            <text:p>1359.94750422</text:p>
          </table:table-cell>
          <table:table-cell office:value-type="float" office:value="2235.39558628">
            <text:p>2235.39558628</text:p>
          </table:table-cell>
          <table:table-cell office:value-type="float" office:value="3.10992270981">
            <text:p>3.10992270981</text:p>
          </table:table-cell>
          <table:table-cell office:value-type="float" office:value="2.85137739354">
            <text:p>2.85137739354</text:p>
          </table:table-cell>
          <table:table-cell office:value-type="float" office:value="3.58718176005">
            <text:p>3.58718176005</text:p>
          </table:table-cell>
          <table:table-cell office:value-type="float" office:value="2432.69649764">
            <text:p>2432.69649764</text:p>
          </table:table-cell>
          <table:table-cell office:value-type="float" office:value="-0.182081147408">
            <text:p>-0.182081147408</text:p>
          </table:table-cell>
          <table:table-cell office:value-type="float" office:value="115.650717262">
            <text:p>115.650717262</text:p>
          </table:table-cell>
          <table:table-cell office:value-type="float" office:value="2.37442263848">
            <text:p>2.3744226384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10">
            <text:p>910</text:p>
          </table:table-cell>
          <table:table-cell office:value-type="float" office:value="1030.16166103">
            <text:p>1030.16166103</text:p>
          </table:table-cell>
          <table:table-cell office:value-type="float" office:value="0.000970721429297">
            <text:p>0.000970721429297</text:p>
          </table:table-cell>
          <table:table-cell office:value-type="float" office:value="1358.57423293">
            <text:p>1358.57423293</text:p>
          </table:table-cell>
          <table:table-cell office:value-type="float" office:value="2241.93073359">
            <text:p>2241.93073359</text:p>
          </table:table-cell>
          <table:table-cell office:value-type="float" office:value="3.10531105888">
            <text:p>3.10531105888</text:p>
          </table:table-cell>
          <table:table-cell office:value-type="float" office:value="2.85237924785">
            <text:p>2.85237924785</text:p>
          </table:table-cell>
          <table:table-cell office:value-type="float" office:value="3.58501431129">
            <text:p>3.58501431129</text:p>
          </table:table-cell>
          <table:table-cell office:value-type="float" office:value="2441.99126941">
            <text:p>2441.99126941</text:p>
          </table:table-cell>
          <table:table-cell office:value-type="float" office:value="-0.182388760693">
            <text:p>-0.182388760693</text:p>
          </table:table-cell>
          <table:table-cell office:value-type="float" office:value="115.251643621">
            <text:p>115.251643621</text:p>
          </table:table-cell>
          <table:table-cell office:value-type="float" office:value="2.4466080772">
            <text:p>2.446608077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20">
            <text:p>920</text:p>
          </table:table-cell>
          <table:table-cell office:value-type="float" office:value="1032.26036389">
            <text:p>1032.26036389</text:p>
          </table:table-cell>
          <table:table-cell office:value-type="float" office:value="0.000968747842098">
            <text:p>0.000968747842098</text:p>
          </table:table-cell>
          <table:table-cell office:value-type="float" office:value="1357.22480033">
            <text:p>1357.22480033</text:p>
          </table:table-cell>
          <table:table-cell office:value-type="float" office:value="2248.47281506">
            <text:p>2248.47281506</text:p>
          </table:table-cell>
          <table:table-cell office:value-type="float" office:value="3.10073824115">
            <text:p>3.10073824115</text:p>
          </table:table-cell>
          <table:table-cell office:value-type="float" office:value="2.85337546073">
            <text:p>2.85337546073</text:p>
          </table:table-cell>
          <table:table-cell office:value-type="float" office:value="3.58289701211">
            <text:p>3.58289701211</text:p>
          </table:table-cell>
          <table:table-cell office:value-type="float" office:value="2451.21958458">
            <text:p>2451.21958458</text:p>
          </table:table-cell>
          <table:table-cell office:value-type="float" office:value="-0.182686019813">
            <text:p>-0.182686019813</text:p>
          </table:table-cell>
          <table:table-cell office:value-type="float" office:value="114.842488765">
            <text:p>114.842488765</text:p>
          </table:table-cell>
          <table:table-cell office:value-type="float" office:value="2.52189009091">
            <text:p>2.52189009091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30">
            <text:p>930</text:p>
          </table:table-cell>
          <table:table-cell office:value-type="float" office:value="1034.34143796">
            <text:p>1034.34143796</text:p>
          </table:table-cell>
          <table:table-cell office:value-type="float" office:value="0.000966798741016">
            <text:p>0.000966798741016</text:p>
          </table:table-cell>
          <table:table-cell office:value-type="float" office:value="1355.89871449">
            <text:p>1355.89871449</text:p>
          </table:table-cell>
          <table:table-cell office:value-type="float" office:value="2255.02154364">
            <text:p>2255.02154364</text:p>
          </table:table-cell>
          <table:table-cell office:value-type="float" office:value="3.09620348147">
            <text:p>3.09620348147</text:p>
          </table:table-cell>
          <table:table-cell office:value-type="float" office:value="2.85436615588">
            <text:p>2.85436615588</text:p>
          </table:table-cell>
          <table:table-cell office:value-type="float" office:value="3.58082840735">
            <text:p>3.58082840735</text:p>
          </table:table-cell>
          <table:table-cell office:value-type="float" office:value="2460.38277058">
            <text:p>2460.38277058</text:p>
          </table:table-cell>
          <table:table-cell office:value-type="float" office:value="-0.182973279677">
            <text:p>-0.182973279677</text:p>
          </table:table-cell>
          <table:table-cell office:value-type="float" office:value="114.423493523">
            <text:p>114.423493523</text:p>
          </table:table-cell>
          <table:table-cell office:value-type="float" office:value="2.60041880945">
            <text:p>2.60041880945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40">
            <text:p>940</text:p>
          </table:table-cell>
          <table:table-cell office:value-type="float" office:value="1036.40522833">
            <text:p>1036.40522833</text:p>
          </table:table-cell>
          <table:table-cell office:value-type="float" office:value="0.000964873557821">
            <text:p>0.000964873557821</text:p>
          </table:table-cell>
          <table:table-cell office:value-type="float" office:value="1354.59549877">
            <text:p>1354.59549877</text:p>
          </table:table-cell>
          <table:table-cell office:value-type="float" office:value="2261.57664312">
            <text:p>2261.57664312</text:p>
          </table:table-cell>
          <table:table-cell office:value-type="float" office:value="3.09170602885">
            <text:p>3.09170602885</text:p>
          </table:table-cell>
          <table:table-cell office:value-type="float" office:value="2.85535145415">
            <text:p>2.85535145415</text:p>
          </table:table-cell>
          <table:table-cell office:value-type="float" office:value="3.57880709945">
            <text:p>3.57880709945</text:p>
          </table:table-cell>
          <table:table-cell office:value-type="float" office:value="2469.48211236">
            <text:p>2469.48211236</text:p>
          </table:table-cell>
          <table:table-cell office:value-type="float" office:value="-0.183250879937">
            <text:p>-0.183250879937</text:p>
          </table:table-cell>
          <table:table-cell office:value-type="float" office:value="113.994896403">
            <text:p>113.994896403</text:p>
          </table:table-cell>
          <table:table-cell office:value-type="float" office:value="2.68235248948">
            <text:p>2.6823524894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50">
            <text:p>950</text:p>
          </table:table-cell>
          <table:table-cell office:value-type="float" office:value="1038.45206939">
            <text:p>1038.45206939</text:p>
          </table:table-cell>
          <table:table-cell office:value-type="float" office:value="0.000962971743693">
            <text:p>0.000962971743693</text:p>
          </table:table-cell>
          <table:table-cell office:value-type="float" office:value="1353.31469121">
            <text:p>1353.31469121</text:p>
          </table:table-cell>
          <table:table-cell office:value-type="float" office:value="2268.13784772">
            <text:p>2268.13784772</text:p>
          </table:table-cell>
          <table:table-cell office:value-type="float" office:value="3.08724515544">
            <text:p>3.08724515544</text:p>
          </table:table-cell>
          <table:table-cell office:value-type="float" office:value="2.85633147358">
            <text:p>2.85633147358</text:p>
          </table:table-cell>
          <table:table-cell office:value-type="float" office:value="3.57683174557">
            <text:p>3.57683174557</text:p>
          </table:table-cell>
          <table:table-cell office:value-type="float" office:value="2478.51885424">
            <text:p>2478.51885424</text:p>
          </table:table-cell>
          <table:table-cell office:value-type="float" office:value="-0.183519145794">
            <text:p>-0.183519145794</text:p>
          </table:table-cell>
          <table:table-cell office:value-type="float" office:value="113.556933601">
            <text:p>113.556933601</text:p>
          </table:table-cell>
          <table:table-cell office:value-type="float" office:value="2.76785799316">
            <text:p>2.76785799316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60">
            <text:p>960</text:p>
          </table:table-cell>
          <table:table-cell office:value-type="float" office:value="1040.48228531">
            <text:p>1040.48228531</text:p>
          </table:table-cell>
          <table:table-cell office:value-type="float" office:value="0.000961092768347">
            <text:p>0.000961092768347</text:p>
          </table:table-cell>
          <table:table-cell office:value-type="float" office:value="1352.05584395">
            <text:p>1352.05584395</text:p>
          </table:table-cell>
          <table:table-cell office:value-type="float" office:value="2274.70490157">
            <text:p>2274.70490157</text:p>
          </table:table-cell>
          <table:table-cell office:value-type="float" office:value="3.08282015558">
            <text:p>3.08282015558</text:p>
          </table:table-cell>
          <table:table-cell office:value-type="float" office:value="2.85730632944">
            <text:p>2.85730632944</text:p>
          </table:table-cell>
          <table:table-cell office:value-type="float" office:value="3.57490105485">
            <text:p>3.57490105485</text:p>
          </table:table-cell>
          <table:table-cell office:value-type="float" office:value="2487.49420149">
            <text:p>2487.49420149</text:p>
          </table:table-cell>
          <table:table-cell office:value-type="float" office:value="-0.183778388745">
            <text:p>-0.183778388745</text:p>
          </table:table-cell>
          <table:table-cell office:value-type="float" office:value="113.109839017">
            <text:p>113.109839017</text:p>
          </table:table-cell>
          <table:table-cell office:value-type="float" office:value="2.85711129694">
            <text:p>2.85711129694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70">
            <text:p>970</text:p>
          </table:table-cell>
          <table:table-cell office:value-type="float" office:value="1042.49619043">
            <text:p>1042.49619043</text:p>
          </table:table-cell>
          <table:table-cell office:value-type="float" office:value="0.000959236119208">
            <text:p>0.000959236119208</text:p>
          </table:table-cell>
          <table:table-cell office:value-type="float" office:value="1350.8185226">
            <text:p>1350.8185226</text:p>
          </table:table-cell>
          <table:table-cell office:value-type="float" office:value="2281.27755824">
            <text:p>2281.27755824</text:p>
          </table:table-cell>
          <table:table-cell office:value-type="float" office:value="3.07843034489">
            <text:p>3.07843034489</text:p>
          </table:table-cell>
          <table:table-cell office:value-type="float" office:value="2.85827613429">
            <text:p>2.85827613429</text:p>
          </table:table-cell>
          <table:table-cell office:value-type="float" office:value="3.57301378587">
            <text:p>3.57301378587</text:p>
          </table:table-cell>
          <table:table-cell office:value-type="float" office:value="2496.40932193">
            <text:p>2496.40932193</text:p>
          </table:table-cell>
          <table:table-cell office:value-type="float" office:value="-0.184028907292">
            <text:p>-0.184028907292</text:p>
          </table:table-cell>
          <table:table-cell office:value-type="float" office:value="112.653844262">
            <text:p>112.653844262</text:p>
          </table:table-cell>
          <table:table-cell office:value-type="float" office:value="2.95029803242">
            <text:p>2.95029803242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80">
            <text:p>980</text:p>
          </table:table-cell>
          <table:table-cell office:value-type="float" office:value="1044.49408972">
            <text:p>1044.49408972</text:p>
          </table:table-cell>
          <table:table-cell office:value-type="float" office:value="0.000957401300633">
            <text:p>0.000957401300633</text:p>
          </table:table-cell>
          <table:table-cell office:value-type="float" office:value="1349.60230574">
            <text:p>1349.60230574</text:p>
          </table:table-cell>
          <table:table-cell office:value-type="float" office:value="2287.85558036">
            <text:p>2287.85558036</text:p>
          </table:table-cell>
          <table:table-cell office:value-type="float" office:value="3.07407505942">
            <text:p>3.07407505942</text:p>
          </table:table-cell>
          <table:table-cell office:value-type="float" office:value="2.85924099802">
            <text:p>2.85924099802</text:p>
          </table:table-cell>
          <table:table-cell office:value-type="float" office:value="3.57116874421">
            <text:p>3.57116874421</text:p>
          </table:table-cell>
          <table:table-cell office:value-type="float" office:value="2505.26534745">
            <text:p>2505.26534745</text:p>
          </table:table-cell>
          <table:table-cell office:value-type="float" office:value="-0.184270987603">
            <text:p>-0.184270987603</text:p>
          </table:table-cell>
          <table:table-cell office:value-type="float" office:value="112.189178673">
            <text:p>112.189178673</text:p>
          </table:table-cell>
          <table:table-cell office:value-type="float" office:value="3.04761406158">
            <text:p>3.04761406158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990">
            <text:p>990</text:p>
          </table:table-cell>
          <table:table-cell office:value-type="float" office:value="1046.47627909">
            <text:p>1046.47627909</text:p>
          </table:table-cell>
          <table:table-cell office:value-type="float" office:value="0.000955587833172">
            <text:p>0.000955587833172</text:p>
          </table:table-cell>
          <table:table-cell office:value-type="float" office:value="1348.40678438">
            <text:p>1348.40678438</text:p>
          </table:table-cell>
          <table:table-cell office:value-type="float" office:value="2294.43873922">
            <text:p>2294.43873922</text:p>
          </table:table-cell>
          <table:table-cell office:value-type="float" office:value="3.06975365476">
            <text:p>3.06975365476</text:p>
          </table:table-cell>
          <table:table-cell office:value-type="float" office:value="2.86020102788">
            <text:p>2.86020102788</text:p>
          </table:table-cell>
          <table:table-cell office:value-type="float" office:value="3.56936478022">
            <text:p>3.56936478022</text:p>
          </table:table-cell>
          <table:table-cell office:value-type="float" office:value="2514.06337542">
            <text:p>2514.06337542</text:p>
          </table:table-cell>
          <table:table-cell office:value-type="float" office:value="-0.18450490413">
            <text:p>-0.18450490413</text:p>
          </table:table-cell>
          <table:table-cell office:value-type="float" office:value="111.716069313">
            <text:p>111.716069313</text:p>
          </table:table-cell>
          <table:table-cell office:value-type="float" office:value="3.14926608847">
            <text:p>3.14926608847</text:p>
          </table:table-cell>
          <table:table-cell office:value-type="string">
            <text:p>supercritical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000">
            <text:p>1000</text:p>
          </table:table-cell>
          <table:table-cell office:value-type="float" office:value="1048.44304581">
            <text:p>1048.44304581</text:p>
          </table:table-cell>
          <table:table-cell office:value-type="float" office:value="0.000953795252871">
            <text:p>0.000953795252871</text:p>
          </table:table-cell>
          <table:table-cell office:value-type="float" office:value="1347.23156148">
            <text:p>1347.23156148</text:p>
          </table:table-cell>
          <table:table-cell office:value-type="float" office:value="2301.02681435">
            <text:p>2301.02681435</text:p>
          </table:table-cell>
          <table:table-cell office:value-type="float" office:value="3.06546550535">
            <text:p>3.06546550535</text:p>
          </table:table-cell>
          <table:table-cell office:value-type="float" office:value="2.86115632852">
            <text:p>2.86115632852</text:p>
          </table:table-cell>
          <table:table-cell office:value-type="float" office:value="3.56760078684">
            <text:p>3.56760078684</text:p>
          </table:table-cell>
          <table:table-cell office:value-type="float" office:value="2522.80447006">
            <text:p>2522.80447006</text:p>
          </table:table-cell>
          <table:table-cell office:value-type="float" office:value="-0.184730920202">
            <text:p>-0.184730920202</text:p>
          </table:table-cell>
          <table:table-cell office:value-type="float" office:value="111.234740985">
            <text:p>111.234740985</text:p>
          </table:table-cell>
          <table:table-cell office:value-type="float" office:value="3.2554723101">
            <text:p>3.2554723101</text:p>
          </table:table-cell>
          <table:table-cell office:value-type="string">
            <text:p>supercritic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02/10/2011</text:date>, <text:time>18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ica Gallagher</meta:initial-creator>
    <meta:creation-date>2011-02-10T18:07:04</meta:creation-date>
    <dc:date>2011-02-10T18:10:13</dc:date>
    <dc:creator>Jessica Gallagher</dc:creator>
    <meta:editing-duration>PT00H00M53S</meta:editing-duration>
    <meta:editing-cycles>1</meta:editing-cycles>
    <meta:generator>OpenOffice.org/3.2$Unix OpenOffice.org_project/320m12$Build-9483</meta:generator>
    <meta:document-statistic meta:table-count="3" meta:cell-count="1456" meta:object-count="0"/>
  </office:meta>
</office:document-meta>
</file>